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98.96pt"/>
    </style:style>
    <style:style style:name="co4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dytrack" table:style-name="ta1">
        <table:shapes>
          <draw:frame draw:z-index="0" draw:style-name="gr1" draw:text-style-name="P1" svg:width="453.63pt" svg:height="255.32pt" svg:x="112.31pt" svg:y="201.94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Scheme 1</text:p>
          </table:table-cell>
          <table:table-cell office:value-type="string" calcext:value-type="string">
            <text:p>Scheme 2</text:p>
          </table:table-cell>
          <table:table-cell office:value-type="string" calcext:value-type="string">
            <text:p>Scheme 3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Scheme 1 Cycles</text:p>
          </table:table-cell>
          <table:table-cell office:value-type="string" calcext:value-type="string">
            <text:p>Scheme 2 Cycles</text:p>
          </table:table-cell>
          <table:table-cell office:value-type="string" calcext:value-type="string">
            <text:p>Scheme 3 Cycles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162300" calcext:value-type="float">
            <text:p>10162300</text:p>
          </table:table-cell>
          <table:table-cell office:value-type="float" office:value="10241763" calcext:value-type="float">
            <text:p>10241763</text:p>
          </table:table-cell>
          <table:table-cell office:value-type="float" office:value="9346823" calcext:value-type="float">
            <text:p>934682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B2]/[.$A$11]" office:value-type="float" office:value="0.878883682893045" calcext:value-type="float">
            <text:p>0.878883682893045</text:p>
          </table:table-cell>
          <table:table-cell table:formula="of:=[.C2]/[.$A$11]" office:value-type="float" office:value="0.885756018298783" calcext:value-type="float">
            <text:p>0.885756018298783</text:p>
          </table:table-cell>
          <table:table-cell table:formula="of:=[.D2]/[.$A$11]" office:value-type="float" office:value="0.808357381851493" calcext:value-type="float">
            <text:p>0.80835738185149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457342" calcext:value-type="float">
            <text:p>8457342</text:p>
          </table:table-cell>
          <table:table-cell office:value-type="float" office:value="9494995" calcext:value-type="float">
            <text:p>9494995</text:p>
          </table:table-cell>
          <table:table-cell office:value-type="float" office:value="9192548" calcext:value-type="float">
            <text:p>919254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3]/[.$A$11]" office:value-type="float" office:value="0.731430865497578" calcext:value-type="float">
            <text:p>0.731430865497578</text:p>
          </table:table-cell>
          <table:table-cell table:formula="of:=[.C3]/[.$A$11]" office:value-type="float" office:value="0.821171995970504" calcext:value-type="float">
            <text:p>0.821171995970504</text:p>
          </table:table-cell>
          <table:table-cell table:formula="of:=[.D3]/[.$A$11]" office:value-type="float" office:value="0.795014951478612" calcext:value-type="float">
            <text:p>0.79501495147861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457342" calcext:value-type="float">
            <text:p>8457342</text:p>
          </table:table-cell>
          <table:table-cell office:value-type="float" office:value="9494995" calcext:value-type="float">
            <text:p>9494995</text:p>
          </table:table-cell>
          <table:table-cell office:value-type="float" office:value="9192548" calcext:value-type="float">
            <text:p>9192548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B4]/[.$A$11]" office:value-type="float" office:value="0.731430865497578" calcext:value-type="float">
            <text:p>0.731430865497578</text:p>
          </table:table-cell>
          <table:table-cell table:formula="of:=[.C4]/[.$A$11]" office:value-type="float" office:value="0.821171995970504" calcext:value-type="float">
            <text:p>0.821171995970504</text:p>
          </table:table-cell>
          <table:table-cell table:formula="of:=[.D4]/[.$A$11]" office:value-type="float" office:value="0.795014951478612" calcext:value-type="float">
            <text:p>0.7950149514786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466398" calcext:value-type="float">
            <text:p>8466398</text:p>
          </table:table-cell>
          <table:table-cell office:value-type="float" office:value="9510122" calcext:value-type="float">
            <text:p>9510122</text:p>
          </table:table-cell>
          <table:table-cell office:value-type="float" office:value="9163774" calcext:value-type="float">
            <text:p>916377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5]/[.$A$11]" office:value-type="float" office:value="0.732214071133337" calcext:value-type="float">
            <text:p>0.732214071133337</text:p>
          </table:table-cell>
          <table:table-cell table:formula="of:=[.C5]/[.$A$11]" office:value-type="float" office:value="0.822480250349052" calcext:value-type="float">
            <text:p>0.822480250349052</text:p>
          </table:table-cell>
          <table:table-cell table:formula="of:=[.D5]/[.$A$11]" office:value-type="float" office:value="0.792526440108985" calcext:value-type="float">
            <text:p>0.792526440108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2279" calcext:value-type="float">
            <text:p>8462279</text:p>
          </table:table-cell>
          <table:table-cell office:value-type="float" office:value="9504815" calcext:value-type="float">
            <text:p>9504815</text:p>
          </table:table-cell>
          <table:table-cell office:value-type="float" office:value="9226019" calcext:value-type="float">
            <text:p>92260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/[.$A$11]" office:value-type="float" office:value="0.731857840566454" calcext:value-type="float">
            <text:p>0.731857840566454</text:p>
          </table:table-cell>
          <table:table-cell table:formula="of:=[.C6]/[.$A$11]" office:value-type="float" office:value="0.822021275933309" calcext:value-type="float">
            <text:p>0.822021275933309</text:p>
          </table:table-cell>
          <table:table-cell table:formula="of:=[.D6]/[.$A$11]" office:value-type="float" office:value="0.797909681584013" calcext:value-type="float">
            <text:p>0.79790968158401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string" calcext:value-type="string">
            <text:p>Scheme 1 Switches</text:p>
          </table:table-cell>
          <table:table-cell office:value-type="string" calcext:value-type="string">
            <text:p>Scheme 2 Switches</text:p>
          </table:table-cell>
          <table:table-cell office:value-type="string" calcext:value-type="string">
            <text:p>Scheme 3 Switches</text:p>
          </table:table-cell>
        </table:table-row>
        <table:table-row table:style-name="ro1">
          <table:table-cell office:value-type="float" office:value="11562736" calcext:value-type="float">
            <text:p>11562736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147.625" calcext:value-type="float">
            <text:p>147.625</text:p>
          </table:table-cell>
          <table:table-cell office:value-type="float" office:value="150.875" calcext:value-type="float">
            <text:p>150.875</text:p>
          </table:table-cell>
          <table:table-cell office:value-type="float" office:value="128.625" calcext:value-type="float">
            <text:p>128.625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5"/>
          <table:table-cell office:value-type="float" office:value="0.25" calcext:value-type="float">
            <text:p>0.25</text:p>
          </table:table-cell>
          <table:table-cell office:value-type="float" office:value="8.5" calcext:value-type="float">
            <text:p>8.5</text:p>
          </table:table-cell>
          <table:table-cell office:value-type="float" office:value="11.25" calcext:value-type="float">
            <text:p>11.2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office:value-type="float" office:value="10.625" calcext:value-type="float">
            <text:p>10.62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dedup" table:style-name="ta1">
        <table:shapes>
          <draw:frame draw:z-index="0" draw:style-name="gr1" draw:text-style-name="P1" svg:width="453.63pt" svg:height="255.32pt" svg:x="112.31pt" svg:y="201.94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Scheme 1</text:p>
          </table:table-cell>
          <table:table-cell office:value-type="string" calcext:value-type="string">
            <text:p>Scheme 2</text:p>
          </table:table-cell>
          <table:table-cell office:value-type="string" calcext:value-type="string">
            <text:p>Scheme 3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Scheme 1 Cycles</text:p>
          </table:table-cell>
          <table:table-cell office:value-type="string" calcext:value-type="string">
            <text:p>Scheme 2 Cycles</text:p>
          </table:table-cell>
          <table:table-cell office:value-type="string" calcext:value-type="string">
            <text:p>Scheme 3 Cycles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162300" calcext:value-type="float">
            <text:p>10162300</text:p>
          </table:table-cell>
          <table:table-cell office:value-type="float" office:value="10241763" calcext:value-type="float">
            <text:p>10241763</text:p>
          </table:table-cell>
          <table:table-cell office:value-type="float" office:value="9346823" calcext:value-type="float">
            <text:p>934682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B2]/[.$A$11]" office:value-type="float" office:value="0.878883682893045" calcext:value-type="float">
            <text:p>0.878883682893045</text:p>
          </table:table-cell>
          <table:table-cell table:formula="of:=[.C2]/[.$A$11]" office:value-type="float" office:value="0.885756018298783" calcext:value-type="float">
            <text:p>0.885756018298783</text:p>
          </table:table-cell>
          <table:table-cell table:formula="of:=[.D2]/[.$A$11]" office:value-type="float" office:value="0.808357381851493" calcext:value-type="float">
            <text:p>0.80835738185149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457342" calcext:value-type="float">
            <text:p>8457342</text:p>
          </table:table-cell>
          <table:table-cell office:value-type="float" office:value="9494995" calcext:value-type="float">
            <text:p>9494995</text:p>
          </table:table-cell>
          <table:table-cell office:value-type="float" office:value="9192548" calcext:value-type="float">
            <text:p>9192548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3]/[.$A$11]" office:value-type="float" office:value="0.731430865497578" calcext:value-type="float">
            <text:p>0.731430865497578</text:p>
          </table:table-cell>
          <table:table-cell table:formula="of:=[.C3]/[.$A$11]" office:value-type="float" office:value="0.821171995970504" calcext:value-type="float">
            <text:p>0.821171995970504</text:p>
          </table:table-cell>
          <table:table-cell table:formula="of:=[.D3]/[.$A$11]" office:value-type="float" office:value="0.795014951478612" calcext:value-type="float">
            <text:p>0.79501495147861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8457342" calcext:value-type="float">
            <text:p>8457342</text:p>
          </table:table-cell>
          <table:table-cell office:value-type="float" office:value="9494995" calcext:value-type="float">
            <text:p>9494995</text:p>
          </table:table-cell>
          <table:table-cell office:value-type="float" office:value="9192548" calcext:value-type="float">
            <text:p>9192548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B4]/[.$A$11]" office:value-type="float" office:value="0.731430865497578" calcext:value-type="float">
            <text:p>0.731430865497578</text:p>
          </table:table-cell>
          <table:table-cell table:formula="of:=[.C4]/[.$A$11]" office:value-type="float" office:value="0.821171995970504" calcext:value-type="float">
            <text:p>0.821171995970504</text:p>
          </table:table-cell>
          <table:table-cell table:formula="of:=[.D4]/[.$A$11]" office:value-type="float" office:value="0.795014951478612" calcext:value-type="float">
            <text:p>0.7950149514786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466398" calcext:value-type="float">
            <text:p>8466398</text:p>
          </table:table-cell>
          <table:table-cell office:value-type="float" office:value="9510122" calcext:value-type="float">
            <text:p>9510122</text:p>
          </table:table-cell>
          <table:table-cell office:value-type="float" office:value="9163774" calcext:value-type="float">
            <text:p>916377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5]/[.$A$11]" office:value-type="float" office:value="0.732214071133337" calcext:value-type="float">
            <text:p>0.732214071133337</text:p>
          </table:table-cell>
          <table:table-cell table:formula="of:=[.C5]/[.$A$11]" office:value-type="float" office:value="0.822480250349052" calcext:value-type="float">
            <text:p>0.822480250349052</text:p>
          </table:table-cell>
          <table:table-cell table:formula="of:=[.D5]/[.$A$11]" office:value-type="float" office:value="0.792526440108985" calcext:value-type="float">
            <text:p>0.792526440108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2279" calcext:value-type="float">
            <text:p>8462279</text:p>
          </table:table-cell>
          <table:table-cell office:value-type="float" office:value="9504815" calcext:value-type="float">
            <text:p>9504815</text:p>
          </table:table-cell>
          <table:table-cell office:value-type="float" office:value="9226019" calcext:value-type="float">
            <text:p>92260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/[.$A$11]" office:value-type="float" office:value="0.731857840566454" calcext:value-type="float">
            <text:p>0.731857840566454</text:p>
          </table:table-cell>
          <table:table-cell table:formula="of:=[.C6]/[.$A$11]" office:value-type="float" office:value="0.822021275933309" calcext:value-type="float">
            <text:p>0.822021275933309</text:p>
          </table:table-cell>
          <table:table-cell table:formula="of:=[.D6]/[.$A$11]" office:value-type="float" office:value="0.797909681584013" calcext:value-type="float">
            <text:p>0.797909681584013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string" calcext:value-type="string">
            <text:p>Scheme 1 Switches</text:p>
          </table:table-cell>
          <table:table-cell office:value-type="string" calcext:value-type="string">
            <text:p>Scheme 2 Switches</text:p>
          </table:table-cell>
          <table:table-cell office:value-type="string" calcext:value-type="string">
            <text:p>Scheme 3 Switches</text:p>
          </table:table-cell>
        </table:table-row>
        <table:table-row table:style-name="ro1">
          <table:table-cell office:value-type="float" office:value="11562736" calcext:value-type="float">
            <text:p>11562736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147.625" calcext:value-type="float">
            <text:p>147.625</text:p>
          </table:table-cell>
          <table:table-cell office:value-type="float" office:value="150.875" calcext:value-type="float">
            <text:p>150.875</text:p>
          </table:table-cell>
          <table:table-cell office:value-type="float" office:value="128.625" calcext:value-type="float">
            <text:p>128.625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5"/>
          <table:table-cell office:value-type="float" office:value="0.25" calcext:value-type="float">
            <text:p>0.25</text:p>
          </table:table-cell>
          <table:table-cell office:value-type="float" office:value="8.5" calcext:value-type="float">
            <text:p>8.5</text:p>
          </table:table-cell>
          <table:table-cell office:value-type="float" office:value="11.25" calcext:value-type="float">
            <text:p>11.2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  <table:table-cell office:value-type="float" office:value="10.625" calcext:value-type="float">
            <text:p>10.625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Vips" table:style-name="ta1">
        <table:shapes>
          <draw:frame draw:z-index="0" draw:style-name="gr1" draw:text-style-name="P1" svg:width="549.95pt" svg:height="354.84pt" svg:x="832.73pt" svg:y="51.25pt">
            <draw:object draw:notify-on-update-of-ranges="Vips.G8:Vips.G8 Vips.G9:Vips.G13 Vips.H8:Vips.H8 Vips.H9:Vips.H13 Vips.I8:Vips.I8 Vips.I9:Vips.I13 Vips.G1:Vips.G1 Vips.G2:Vips.G6 Vips.H1:Vips.H1 Vips.H2:Vips.H6 Vips.I1:Vips.I1 Vips.I2:Vips.I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Scheme 1</text:p>
          </table:table-cell>
          <table:table-cell office:value-type="string" calcext:value-type="string">
            <text:p>Scheme 2</text:p>
          </table:table-cell>
          <table:table-cell office:value-type="string" calcext:value-type="string">
            <text:p>Scheme 3</text:p>
          </table:table-cell>
          <table:table-cell/>
          <table:table-cell office:value-type="string" calcext:value-type="string">
            <text:p>Switches</text:p>
          </table:table-cell>
          <table:table-cell office:value-type="string" calcext:value-type="string">
            <text:p>Scheme 1 Cycles</text:p>
          </table:table-cell>
          <table:table-cell office:value-type="string" calcext:value-type="string">
            <text:p>Scheme 2 Cycles</text:p>
          </table:table-cell>
          <table:table-cell office:value-type="string" calcext:value-type="string">
            <text:p>Scheme 3 Cycles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32225" calcext:value-type="float">
            <text:p>332225</text:p>
          </table:table-cell>
          <table:table-cell office:value-type="float" office:value="325027" calcext:value-type="float">
            <text:p>325027</text:p>
          </table:table-cell>
          <table:table-cell office:value-type="float" office:value="312292" calcext:value-type="float">
            <text:p>31229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B2]/[.$A$9]" office:value-type="float" office:value="0.843294133175619" calcext:value-type="float">
            <text:p>0.843294133175619</text:p>
          </table:table-cell>
          <table:table-cell table:formula="of:=[.C2]/[.$A$9]" office:value-type="float" office:value="0.825023289107297" calcext:value-type="float">
            <text:p>0.825023289107297</text:p>
          </table:table-cell>
          <table:table-cell table:formula="of:=[.D2]/[.$A$9]" office:value-type="float" office:value="0.792697754346242" calcext:value-type="float">
            <text:p>0.7926977543462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92455" calcext:value-type="float">
            <text:p>292455</text:p>
          </table:table-cell>
          <table:table-cell office:value-type="float" office:value="296559" calcext:value-type="float">
            <text:p>296559</text:p>
          </table:table-cell>
          <table:table-cell office:value-type="float" office:value="315755" calcext:value-type="float">
            <text:p>31575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3]/[.$A$9]" office:value-type="float" office:value="0.742345054459705" calcext:value-type="float">
            <text:p>0.742345054459705</text:p>
          </table:table-cell>
          <table:table-cell table:formula="of:=[.C3]/[.$A$9]" office:value-type="float" office:value="0.752762329266095" calcext:value-type="float">
            <text:p>0.752762329266095</text:p>
          </table:table-cell>
          <table:table-cell table:formula="of:=[.D3]/[.$A$9]" office:value-type="float" office:value="0.801487964544714" calcext:value-type="float">
            <text:p>0.80148796454471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92455" calcext:value-type="float">
            <text:p>292455</text:p>
          </table:table-cell>
          <table:table-cell office:value-type="float" office:value="296559" calcext:value-type="float">
            <text:p>296559</text:p>
          </table:table-cell>
          <table:table-cell office:value-type="float" office:value="315755" calcext:value-type="float">
            <text:p>315755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B4]/[.$A$9]" office:value-type="float" office:value="0.742345054459705" calcext:value-type="float">
            <text:p>0.742345054459705</text:p>
          </table:table-cell>
          <table:table-cell table:formula="of:=[.C4]/[.$A$9]" office:value-type="float" office:value="0.752762329266095" calcext:value-type="float">
            <text:p>0.752762329266095</text:p>
          </table:table-cell>
          <table:table-cell table:formula="of:=[.D4]/[.$A$9]" office:value-type="float" office:value="0.801487964544714" calcext:value-type="float">
            <text:p>0.80148796454471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92455" calcext:value-type="float">
            <text:p>292455</text:p>
          </table:table-cell>
          <table:table-cell office:value-type="float" office:value="296559" calcext:value-type="float">
            <text:p>296559</text:p>
          </table:table-cell>
          <table:table-cell office:value-type="float" office:value="315755" calcext:value-type="float">
            <text:p>31575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5]/[.$A$9]" office:value-type="float" office:value="0.742345054459705" calcext:value-type="float">
            <text:p>0.742345054459705</text:p>
          </table:table-cell>
          <table:table-cell table:formula="of:=[.C5]/[.$A$9]" office:value-type="float" office:value="0.752762329266095" calcext:value-type="float">
            <text:p>0.752762329266095</text:p>
          </table:table-cell>
          <table:table-cell table:formula="of:=[.D5]/[.$A$9]" office:value-type="float" office:value="0.801487964544714" calcext:value-type="float">
            <text:p>0.8014879645447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5458" calcext:value-type="float">
            <text:p>295458</text:p>
          </table:table-cell>
          <table:table-cell office:value-type="float" office:value="305841" calcext:value-type="float">
            <text:p>305841</text:p>
          </table:table-cell>
          <table:table-cell office:value-type="float" office:value="308016" calcext:value-type="float">
            <text:p>3080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/[.$A$9]" office:value-type="float" office:value="0.749967636390404" calcext:value-type="float">
            <text:p>0.749967636390404</text:p>
          </table:table-cell>
          <table:table-cell table:formula="of:=[.C6]/[.$A$9]" office:value-type="float" office:value="0.776323037051891" calcext:value-type="float">
            <text:p>0.776323037051891</text:p>
          </table:table-cell>
          <table:table-cell table:formula="of:=[.D6]/[.$A$9]" office:value-type="float" office:value="0.781843888100599" calcext:value-type="float">
            <text:p>0.7818438881005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eline Cycles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string" calcext:value-type="string">
            <text:p>Scheme 1 Switches</text:p>
          </table:table-cell>
          <table:table-cell office:value-type="string" calcext:value-type="string">
            <text:p>Scheme 2 Switches</text:p>
          </table:table-cell>
          <table:table-cell office:value-type="string" calcext:value-type="string">
            <text:p>Scheme 3 Switches</text:p>
          </table:table-cell>
        </table:table-row>
        <table:table-row table:style-name="ro1">
          <table:table-cell office:value-type="float" office:value="393961" calcext:value-type="float">
            <text:p>393961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7.875" calcext:value-type="float">
            <text:p>7.875</text:p>
          </table:table-cell>
          <table:table-cell office:value-type="float" office:value="8.375" calcext:value-type="float">
            <text:p>8.37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Blackscholes" table:style-name="ta1">
        <table:shapes>
          <draw:frame draw:z-index="0" draw:style-name="gr1" draw:text-style-name="P1" svg:width="453.63pt" svg:height="255.32pt" svg:x="670.22pt" svg:y="61.14pt">
            <draw:object draw:notify-on-update-of-ranges="Blackscholes.F2:Blackscholes.F8 Blackscholes.G10:Blackscholes.G10 Blackscholes.G11:Blackscholes.G17 Blackscholes.H10:Blackscholes.H10 Blackscholes.H11:Blackscholes.H17 Blackscholes.I10:Blackscholes.I10 Blackscholes.I11:Blackscholes.I17 Blackscholes.G1:Blackscholes.G1 Blackscholes.G2:Blackscholes.G8 Blackscholes.H1:Blackscholes.H1 Blackscholes.H2:Blackscholes.H8 Blackscholes.I1:Blackscholes.I1 Blackscholes.I2:Blackscholes.I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Scheme 1</text:p>
          </table:table-cell>
          <table:table-cell office:value-type="string" calcext:value-type="string">
            <text:p>Scheme 2</text:p>
          </table:table-cell>
          <table:table-cell office:value-type="string" calcext:value-type="string">
            <text:p>Scheme 3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Scheme 1 Cycles</text:p>
          </table:table-cell>
          <table:table-cell office:value-type="string" calcext:value-type="string">
            <text:p>Scheme 2 Cycles</text:p>
          </table:table-cell>
          <table:table-cell office:value-type="string" calcext:value-type="string">
            <text:p>Scheme 3 Cycle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456652" calcext:value-type="float">
            <text:p>9456652</text:p>
          </table:table-cell>
          <table:table-cell office:value-type="float" office:value="10178780" calcext:value-type="float">
            <text:p>10178780</text:p>
          </table:table-cell>
          <table:table-cell office:value-type="float" office:value="10228461" calcext:value-type="float">
            <text:p>10228461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B2]/[.$A$11]" office:value-type="float" office:value="0.824692464377634" calcext:value-type="float">
            <text:p>0.824692464377634</text:p>
          </table:table-cell>
          <table:table-cell table:formula="of:=[.C2]/[.$A$11]" office:value-type="float" office:value="0.887667555341761" calcext:value-type="float">
            <text:p>0.887667555341761</text:p>
          </table:table-cell>
          <table:table-cell table:formula="of:=[.D2]/[.$A$11]" office:value-type="float" office:value="0.892000118951244" calcext:value-type="float">
            <text:p>0.89200011895124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284969" calcext:value-type="float">
            <text:p>8284969</text:p>
          </table:table-cell>
          <table:table-cell office:value-type="float" office:value="8462627" calcext:value-type="float">
            <text:p>8462627</text:p>
          </table:table-cell>
          <table:table-cell office:value-type="float" office:value="8945435" calcext:value-type="float">
            <text:p>8945435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B3]/[.$A$11]" office:value-type="float" office:value="0.722512735152177" calcext:value-type="float">
            <text:p>0.722512735152177</text:p>
          </table:table-cell>
          <table:table-cell table:formula="of:=[.C3]/[.$A$11]" office:value-type="float" office:value="0.738005873086871" calcext:value-type="float">
            <text:p>0.738005873086871</text:p>
          </table:table-cell>
          <table:table-cell table:formula="of:=[.D3]/[.$A$11]" office:value-type="float" office:value="0.780110427567805" calcext:value-type="float">
            <text:p>0.78011042756780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264712" calcext:value-type="float">
            <text:p>8264712</text:p>
          </table:table-cell>
          <table:table-cell office:value-type="float" office:value="8453603" calcext:value-type="float">
            <text:p>8453603</text:p>
          </table:table-cell>
          <table:table-cell office:value-type="float" office:value="8927822" calcext:value-type="float">
            <text:p>892782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B4]/[.$A$11]" office:value-type="float" office:value="0.720746169643485" calcext:value-type="float">
            <text:p>0.720746169643485</text:p>
          </table:table-cell>
          <table:table-cell table:formula="of:=[.C4]/[.$A$11]" office:value-type="float" office:value="0.737218911189728" calcext:value-type="float">
            <text:p>0.737218911189728</text:p>
          </table:table-cell>
          <table:table-cell table:formula="of:=[.D4]/[.$A$11]" office:value-type="float" office:value="0.778574439104332" calcext:value-type="float">
            <text:p>0.77857443910433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387815" calcext:value-type="float">
            <text:p>8387815</text:p>
          </table:table-cell>
          <table:table-cell office:value-type="float" office:value="9463407" calcext:value-type="float">
            <text:p>9463407</text:p>
          </table:table-cell>
          <table:table-cell office:value-type="float" office:value="9219080" calcext:value-type="float">
            <text:p>9219080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B5]/[.$A$11]" office:value-type="float" office:value="0.731481693848276" calcext:value-type="float">
            <text:p>0.731481693848276</text:p>
          </table:table-cell>
          <table:table-cell table:formula="of:=[.C5]/[.$A$11]" office:value-type="float" office:value="0.82528155210095" calcext:value-type="float">
            <text:p>0.82528155210095</text:p>
          </table:table-cell>
          <table:table-cell table:formula="of:=[.D5]/[.$A$11]" office:value-type="float" office:value="0.80397436687895" calcext:value-type="float">
            <text:p>0.8039743668789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387815" calcext:value-type="float">
            <text:p>8387815</text:p>
          </table:table-cell>
          <table:table-cell office:value-type="float" office:value="9463407" calcext:value-type="float">
            <text:p>9463407</text:p>
          </table:table-cell>
          <table:table-cell office:value-type="float" office:value="9219080" calcext:value-type="float">
            <text:p>9219080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B6]/[.$A$11]" office:value-type="float" office:value="0.731481693848276" calcext:value-type="float">
            <text:p>0.731481693848276</text:p>
          </table:table-cell>
          <table:table-cell table:formula="of:=[.C6]/[.$A$11]" office:value-type="float" office:value="0.82528155210095" calcext:value-type="float">
            <text:p>0.82528155210095</text:p>
          </table:table-cell>
          <table:table-cell table:formula="of:=[.D6]/[.$A$11]" office:value-type="float" office:value="0.80397436687895" calcext:value-type="float">
            <text:p>0.803974366878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420035" calcext:value-type="float">
            <text:p>8420035</text:p>
          </table:table-cell>
          <table:table-cell office:value-type="float" office:value="9492072" calcext:value-type="float">
            <text:p>9492072</text:p>
          </table:table-cell>
          <table:table-cell office:value-type="float" office:value="9203060" calcext:value-type="float">
            <text:p>920306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B7]/[.$A$11]" office:value-type="float" office:value="0.734291524558156" calcext:value-type="float">
            <text:p>0.734291524558156</text:p>
          </table:table-cell>
          <table:table-cell table:formula="of:=[.C7]/[.$A$11]" office:value-type="float" office:value="0.827781359590047" calcext:value-type="float">
            <text:p>0.827781359590047</text:p>
          </table:table-cell>
          <table:table-cell table:formula="of:=[.D7]/[.$A$11]" office:value-type="float" office:value="0.802577300213144" calcext:value-type="float">
            <text:p>0.802577300213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60100" calcext:value-type="float">
            <text:p>8460100</text:p>
          </table:table-cell>
          <table:table-cell office:value-type="float" office:value="9450376" calcext:value-type="float">
            <text:p>9450376</text:p>
          </table:table-cell>
          <table:table-cell office:value-type="float" office:value="9203060" calcext:value-type="float">
            <text:p>920306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]/[.$A$11]" office:value-type="float" office:value="0.737785499337527" calcext:value-type="float">
            <text:p>0.737785499337527</text:p>
          </table:table-cell>
          <table:table-cell table:formula="of:=[.C8]/[.$A$11]" office:value-type="float" office:value="0.824145149122041" calcext:value-type="float">
            <text:p>0.824145149122041</text:p>
          </table:table-cell>
          <table:table-cell table:formula="of:=[.D8]/[.$A$11]" office:value-type="float" office:value="0.802577300213144" calcext:value-type="float">
            <text:p>0.8025773002131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string" calcext:value-type="string">
            <text:p>Scheme 1 Switches</text:p>
          </table:table-cell>
          <table:table-cell office:value-type="string" calcext:value-type="string">
            <text:p>Scheme 2 Switches</text:p>
          </table:table-cell>
          <table:table-cell office:value-type="string" calcext:value-type="string">
            <text:p>Scheme 3 Switches</text:p>
          </table:table-cell>
        </table:table-row>
        <table:table-row table:style-name="ro1">
          <table:table-cell office:value-type="float" office:value="11466883" calcext:value-type="float">
            <text:p>11466883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office:value-type="float" office:value="0.02" calcext:value-type="float">
            <text:p>0.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Old Results" table:style-name="ta1">
        <table:shapes>
          <draw:frame draw:z-index="0" draw:name="LTE" draw:style-name="gr1" draw:text-style-name="P1" svg:width="753.99pt" svg:height="464.54pt" svg:x="1058.57pt" svg:y="202.76pt">
            <draw:object draw:notify-on-update-of-ranges="'Old Results'.B2:'Old Results'.B101 'Old Results'.C1:'Old Results'.C1 'Old Results'.C2:'Old Results'.C101 'Old Results'.D1:'Old Results'.D1 'Old Results'.D2:'Old Results'.D101 'Old Results'.E1:'Old Results'.E1 'Old Results'.E2:'Old Results'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LTE" draw:style-name="gr1" draw:text-style-name="P1" svg:width="753.99pt" svg:height="464.54pt" svg:x="1063.96pt" svg:y="673.77pt">
            <draw:object draw:notify-on-update-of-ranges="'Old Results'.H2:'Old Results'.H101 'Old Results'.I1:'Old Results'.I1 'Old Results'.I2:'Old Results'.I101 'Old Results'.J1:'Old Results'.J1 'Old Results'.J2:'Old Results'.J101 'Old Results'.K1:'Old Results'.K1 'Old Results'.K2:'Old Results'.K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_graph</text:p>
          </table:table-cell>
          <table:table-cell office:value-type="string" calcext:value-type="string">
            <text:p>Lte_1</text:p>
          </table:table-cell>
          <table:table-cell office:value-type="string" calcext:value-type="string">
            <text:p>Lte_2</text:p>
          </table:table-cell>
          <table:table-cell office:value-type="string" calcext:value-type="string">
            <text:p>Lte_3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alpha_graph</text:p>
          </table:table-cell>
          <table:table-cell office:value-type="string" calcext:value-type="string">
            <text:p>Umts_1</text:p>
          </table:table-cell>
          <table:table-cell office:value-type="string" calcext:value-type="string">
            <text:p>Umts_2</text:p>
          </table:table-cell>
          <table:table-cell office:value-type="string" calcext:value-type="string">
            <text:p>Umts_3</text:p>
          </table:table-cell>
        </table:table-row>
        <table:table-row table:style-name="ro1">
          <table:table-cell table:number-columns-repeated="2" office:value-type="float" office:value="0.0001" calcext:value-type="float">
            <text:p>0.0001</text:p>
          </table:table-cell>
          <table:table-cell table:number-columns-repeated="3" office:value-type="float" office:value="227942" calcext:value-type="float">
            <text:p>227942</text:p>
          </table:table-cell>
          <table:table-cell/>
          <table:table-cell table:number-columns-repeated="2" office:value-type="float" office:value="0.0001" calcext:value-type="float">
            <text:p>0.0001</text:p>
          </table:table-cell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10974" calcext:value-type="float">
            <text:p>0.00010974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10974" calcext:value-type="float">
            <text:p>0.00010974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12045" calcext:value-type="float">
            <text:p>0.00012045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12045" calcext:value-type="float">
            <text:p>0.00012045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13219" calcext:value-type="float">
            <text:p>0.00013219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13219" calcext:value-type="float">
            <text:p>0.00013219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14508" calcext:value-type="float">
            <text:p>0.00014508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14508" calcext:value-type="float">
            <text:p>0.00014508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15922" calcext:value-type="float">
            <text:p>0.00015922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15922" calcext:value-type="float">
            <text:p>0.00015922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17475" calcext:value-type="float">
            <text:p>0.00017475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17475" calcext:value-type="float">
            <text:p>0.00017475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19179" calcext:value-type="float">
            <text:p>0.00019179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19179" calcext:value-type="float">
            <text:p>0.00019179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21049" calcext:value-type="float">
            <text:p>0.00021049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21049" calcext:value-type="float">
            <text:p>0.00021049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23101" calcext:value-type="float">
            <text:p>0.00023101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23101" calcext:value-type="float">
            <text:p>0.00023101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25353" calcext:value-type="float">
            <text:p>0.00025353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25353" calcext:value-type="float">
            <text:p>0.00025353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27825" calcext:value-type="float">
            <text:p>0.00027825</text:p>
          </table:table-cell>
          <table:table-cell/>
          <table:table-cell table:number-columns-repeated="3" office:value-type="float" office:value="227942" calcext:value-type="float">
            <text:p>227942</text:p>
          </table:table-cell>
          <table:table-cell/>
          <table:table-cell office:value-type="float" office:value="0.00027825" calcext:value-type="float">
            <text:p>0.00027825</text:p>
          </table:table-cell>
          <table:table-cell/>
          <table:table-cell table:number-columns-repeated="3" office:value-type="float" office:value="277499" calcext:value-type="float">
            <text:p>277499</text:p>
          </table:table-cell>
        </table:table-row>
        <table:table-row table:style-name="ro1">
          <table:table-cell office:value-type="float" office:value="0.00030538" calcext:value-type="float">
            <text:p>0.00030538</text:p>
          </table:table-cell>
          <table:table-cell/>
          <table:table-cell office:value-type="float" office:value="186155" calcext:value-type="float">
            <text:p>186155</text:p>
          </table:table-cell>
          <table:table-cell office:value-type="float" office:value="150803" calcext:value-type="float">
            <text:p>150803</text:p>
          </table:table-cell>
          <table:table-cell office:value-type="float" office:value="211691" calcext:value-type="float">
            <text:p>211691</text:p>
          </table:table-cell>
          <table:table-cell/>
          <table:table-cell office:value-type="float" office:value="0.00030538" calcext:value-type="float">
            <text:p>0.00030538</text:p>
          </table:table-cell>
          <table:table-cell/>
          <table:table-cell office:value-type="float" office:value="251784" calcext:value-type="float">
            <text:p>251784</text:p>
          </table:table-cell>
          <table:table-cell office:value-type="float" office:value="201224" calcext:value-type="float">
            <text:p>201224</text:p>
          </table:table-cell>
          <table:table-cell office:value-type="float" office:value="269597" calcext:value-type="float">
            <text:p>269597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/>
          <table:table-cell office:value-type="float" office:value="186155" calcext:value-type="float">
            <text:p>186155</text:p>
          </table:table-cell>
          <table:table-cell office:value-type="float" office:value="150803" calcext:value-type="float">
            <text:p>150803</text:p>
          </table:table-cell>
          <table:table-cell office:value-type="float" office:value="211691" calcext:value-type="float">
            <text:p>211691</text:p>
          </table:table-cell>
          <table:table-cell/>
          <table:table-cell office:value-type="float" office:value="0.00033516" calcext:value-type="float">
            <text:p>0.00033516</text:p>
          </table:table-cell>
          <table:table-cell/>
          <table:table-cell office:value-type="float" office:value="251784" calcext:value-type="float">
            <text:p>251784</text:p>
          </table:table-cell>
          <table:table-cell office:value-type="float" office:value="201224" calcext:value-type="float">
            <text:p>201224</text:p>
          </table:table-cell>
          <table:table-cell office:value-type="float" office:value="269597" calcext:value-type="float">
            <text:p>269597</text:p>
          </table:table-cell>
        </table:table-row>
        <table:table-row table:style-name="ro1">
          <table:table-cell office:value-type="float" office:value="0.00036783" calcext:value-type="float">
            <text:p>0.00036783</text:p>
          </table:table-cell>
          <table:table-cell/>
          <table:table-cell office:value-type="float" office:value="189817" calcext:value-type="float">
            <text:p>189817</text:p>
          </table:table-cell>
          <table:table-cell office:value-type="float" office:value="154268" calcext:value-type="float">
            <text:p>154268</text:p>
          </table:table-cell>
          <table:table-cell office:value-type="float" office:value="206687" calcext:value-type="float">
            <text:p>206687</text:p>
          </table:table-cell>
          <table:table-cell/>
          <table:table-cell office:value-type="float" office:value="0.00036783" calcext:value-type="float">
            <text:p>0.00036783</text:p>
          </table:table-cell>
          <table:table-cell/>
          <table:table-cell office:value-type="float" office:value="252535" calcext:value-type="float">
            <text:p>252535</text:p>
          </table:table-cell>
          <table:table-cell office:value-type="float" office:value="196261" calcext:value-type="float">
            <text:p>196261</text:p>
          </table:table-cell>
          <table:table-cell office:value-type="float" office:value="268778" calcext:value-type="float">
            <text:p>268778</text:p>
          </table:table-cell>
        </table:table-row>
        <table:table-row table:style-name="ro1">
          <table:table-cell office:value-type="float" office:value="0.0004037" calcext:value-type="float">
            <text:p>0.0004037</text:p>
          </table:table-cell>
          <table:table-cell/>
          <table:table-cell office:value-type="float" office:value="189817" calcext:value-type="float">
            <text:p>189817</text:p>
          </table:table-cell>
          <table:table-cell office:value-type="float" office:value="154268" calcext:value-type="float">
            <text:p>154268</text:p>
          </table:table-cell>
          <table:table-cell office:value-type="float" office:value="206687" calcext:value-type="float">
            <text:p>206687</text:p>
          </table:table-cell>
          <table:table-cell/>
          <table:table-cell office:value-type="float" office:value="0.0004037" calcext:value-type="float">
            <text:p>0.0004037</text:p>
          </table:table-cell>
          <table:table-cell/>
          <table:table-cell office:value-type="float" office:value="252535" calcext:value-type="float">
            <text:p>252535</text:p>
          </table:table-cell>
          <table:table-cell office:value-type="float" office:value="196261" calcext:value-type="float">
            <text:p>196261</text:p>
          </table:table-cell>
          <table:table-cell office:value-type="float" office:value="268778" calcext:value-type="float">
            <text:p>268778</text:p>
          </table:table-cell>
        </table:table-row>
        <table:table-row table:style-name="ro1">
          <table:table-cell office:value-type="float" office:value="0.00044306" calcext:value-type="float">
            <text:p>0.00044306</text:p>
          </table:table-cell>
          <table:table-cell/>
          <table:table-cell office:value-type="float" office:value="186175" calcext:value-type="float">
            <text:p>186175</text:p>
          </table:table-cell>
          <table:table-cell office:value-type="float" office:value="147644" calcext:value-type="float">
            <text:p>147644</text:p>
          </table:table-cell>
          <table:table-cell office:value-type="float" office:value="212075" calcext:value-type="float">
            <text:p>212075</text:p>
          </table:table-cell>
          <table:table-cell/>
          <table:table-cell office:value-type="float" office:value="0.00044306" calcext:value-type="float">
            <text:p>0.00044306</text:p>
          </table:table-cell>
          <table:table-cell/>
          <table:table-cell office:value-type="float" office:value="250960" calcext:value-type="float">
            <text:p>250960</text:p>
          </table:table-cell>
          <table:table-cell office:value-type="float" office:value="206376" calcext:value-type="float">
            <text:p>206376</text:p>
          </table:table-cell>
          <table:table-cell office:value-type="float" office:value="273194" calcext:value-type="float">
            <text:p>273194</text:p>
          </table:table-cell>
        </table:table-row>
        <table:table-row table:style-name="ro1">
          <table:table-cell office:value-type="float" office:value="0.00048626" calcext:value-type="float">
            <text:p>0.00048626</text:p>
          </table:table-cell>
          <table:table-cell/>
          <table:table-cell office:value-type="float" office:value="186175" calcext:value-type="float">
            <text:p>186175</text:p>
          </table:table-cell>
          <table:table-cell office:value-type="float" office:value="147644" calcext:value-type="float">
            <text:p>147644</text:p>
          </table:table-cell>
          <table:table-cell office:value-type="float" office:value="212075" calcext:value-type="float">
            <text:p>212075</text:p>
          </table:table-cell>
          <table:table-cell/>
          <table:table-cell office:value-type="float" office:value="0.00048626" calcext:value-type="float">
            <text:p>0.00048626</text:p>
          </table:table-cell>
          <table:table-cell/>
          <table:table-cell office:value-type="float" office:value="250960" calcext:value-type="float">
            <text:p>250960</text:p>
          </table:table-cell>
          <table:table-cell office:value-type="float" office:value="206376" calcext:value-type="float">
            <text:p>206376</text:p>
          </table:table-cell>
          <table:table-cell office:value-type="float" office:value="273194" calcext:value-type="float">
            <text:p>273194</text:p>
          </table:table-cell>
        </table:table-row>
        <table:table-row table:style-name="ro1">
          <table:table-cell office:value-type="float" office:value="0.00053366" calcext:value-type="float">
            <text:p>0.00053366</text:p>
          </table:table-cell>
          <table:table-cell/>
          <table:table-cell office:value-type="float" office:value="183819" calcext:value-type="float">
            <text:p>183819</text:p>
          </table:table-cell>
          <table:table-cell office:value-type="float" office:value="131400" calcext:value-type="float">
            <text:p>131400</text:p>
          </table:table-cell>
          <table:table-cell office:value-type="float" office:value="211764" calcext:value-type="float">
            <text:p>211764</text:p>
          </table:table-cell>
          <table:table-cell/>
          <table:table-cell office:value-type="float" office:value="0.00053366" calcext:value-type="float">
            <text:p>0.00053366</text:p>
          </table:table-cell>
          <table:table-cell/>
          <table:table-cell office:value-type="float" office:value="247914" calcext:value-type="float">
            <text:p>247914</text:p>
          </table:table-cell>
          <table:table-cell office:value-type="float" office:value="192893" calcext:value-type="float">
            <text:p>192893</text:p>
          </table:table-cell>
          <table:table-cell office:value-type="float" office:value="270634" calcext:value-type="float">
            <text:p>270634</text:p>
          </table:table-cell>
        </table:table-row>
        <table:table-row table:style-name="ro1">
          <table:table-cell office:value-type="float" office:value="0.0005857" calcext:value-type="float">
            <text:p>0.0005857</text:p>
          </table:table-cell>
          <table:table-cell/>
          <table:table-cell office:value-type="float" office:value="189817" calcext:value-type="float">
            <text:p>189817</text:p>
          </table:table-cell>
          <table:table-cell office:value-type="float" office:value="155123" calcext:value-type="float">
            <text:p>155123</text:p>
          </table:table-cell>
          <table:table-cell office:value-type="float" office:value="206687" calcext:value-type="float">
            <text:p>206687</text:p>
          </table:table-cell>
          <table:table-cell/>
          <table:table-cell office:value-type="float" office:value="0.0005857" calcext:value-type="float">
            <text:p>0.0005857</text:p>
          </table:table-cell>
          <table:table-cell/>
          <table:table-cell office:value-type="float" office:value="257685" calcext:value-type="float">
            <text:p>257685</text:p>
          </table:table-cell>
          <table:table-cell office:value-type="float" office:value="206757" calcext:value-type="float">
            <text:p>206757</text:p>
          </table:table-cell>
          <table:table-cell office:value-type="float" office:value="269642" calcext:value-type="float">
            <text:p>269642</text:p>
          </table:table-cell>
        </table:table-row>
        <table:table-row table:style-name="ro1">
          <table:table-cell office:value-type="float" office:value="0.0006428" calcext:value-type="float">
            <text:p>0.0006428</text:p>
          </table:table-cell>
          <table:table-cell/>
          <table:table-cell office:value-type="float" office:value="186155" calcext:value-type="float">
            <text:p>186155</text:p>
          </table:table-cell>
          <table:table-cell office:value-type="float" office:value="151431" calcext:value-type="float">
            <text:p>151431</text:p>
          </table:table-cell>
          <table:table-cell office:value-type="float" office:value="211691" calcext:value-type="float">
            <text:p>211691</text:p>
          </table:table-cell>
          <table:table-cell/>
          <table:table-cell office:value-type="float" office:value="0.0006428" calcext:value-type="float">
            <text:p>0.0006428</text:p>
          </table:table-cell>
          <table:table-cell/>
          <table:table-cell office:value-type="float" office:value="257104" calcext:value-type="float">
            <text:p>257104</text:p>
          </table:table-cell>
          <table:table-cell office:value-type="float" office:value="193040" calcext:value-type="float">
            <text:p>193040</text:p>
          </table:table-cell>
          <table:table-cell office:value-type="float" office:value="281904" calcext:value-type="float">
            <text:p>281904</text:p>
          </table:table-cell>
        </table:table-row>
        <table:table-row table:style-name="ro1">
          <table:table-cell office:value-type="float" office:value="0.00070548" calcext:value-type="float">
            <text:p>0.00070548</text:p>
          </table:table-cell>
          <table:table-cell/>
          <table:table-cell office:value-type="float" office:value="186213" calcext:value-type="float">
            <text:p>186213</text:p>
          </table:table-cell>
          <table:table-cell office:value-type="float" office:value="136391" calcext:value-type="float">
            <text:p>136391</text:p>
          </table:table-cell>
          <table:table-cell office:value-type="float" office:value="210891" calcext:value-type="float">
            <text:p>210891</text:p>
          </table:table-cell>
          <table:table-cell/>
          <table:table-cell office:value-type="float" office:value="0.00070548" calcext:value-type="float">
            <text:p>0.00070548</text:p>
          </table:table-cell>
          <table:table-cell/>
          <table:table-cell office:value-type="float" office:value="256887" calcext:value-type="float">
            <text:p>256887</text:p>
          </table:table-cell>
          <table:table-cell office:value-type="float" office:value="190813" calcext:value-type="float">
            <text:p>190813</text:p>
          </table:table-cell>
          <table:table-cell office:value-type="float" office:value="276010" calcext:value-type="float">
            <text:p>276010</text:p>
          </table:table-cell>
        </table:table-row>
        <table:table-row table:style-name="ro1">
          <table:table-cell office:value-type="float" office:value="0.00077426" calcext:value-type="float">
            <text:p>0.00077426</text:p>
          </table:table-cell>
          <table:table-cell/>
          <table:table-cell office:value-type="float" office:value="189867" calcext:value-type="float">
            <text:p>189867</text:p>
          </table:table-cell>
          <table:table-cell office:value-type="float" office:value="131560" calcext:value-type="float">
            <text:p>131560</text:p>
          </table:table-cell>
          <table:table-cell office:value-type="float" office:value="212075" calcext:value-type="float">
            <text:p>212075</text:p>
          </table:table-cell>
          <table:table-cell/>
          <table:table-cell office:value-type="float" office:value="0.00077426" calcext:value-type="float">
            <text:p>0.00077426</text:p>
          </table:table-cell>
          <table:table-cell/>
          <table:table-cell office:value-type="float" office:value="253448" calcext:value-type="float">
            <text:p>253448</text:p>
          </table:table-cell>
          <table:table-cell office:value-type="float" office:value="193597" calcext:value-type="float">
            <text:p>193597</text:p>
          </table:table-cell>
          <table:table-cell office:value-type="float" office:value="273799" calcext:value-type="float">
            <text:p>273799</text:p>
          </table:table-cell>
        </table:table-row>
        <table:table-row table:style-name="ro1">
          <table:table-cell office:value-type="float" office:value="0.00084975" calcext:value-type="float">
            <text:p>0.00084975</text:p>
          </table:table-cell>
          <table:table-cell/>
          <table:table-cell office:value-type="float" office:value="187211" calcext:value-type="float">
            <text:p>187211</text:p>
          </table:table-cell>
          <table:table-cell office:value-type="float" office:value="132284" calcext:value-type="float">
            <text:p>132284</text:p>
          </table:table-cell>
          <table:table-cell office:value-type="float" office:value="211807" calcext:value-type="float">
            <text:p>211807</text:p>
          </table:table-cell>
          <table:table-cell/>
          <table:table-cell office:value-type="float" office:value="0.00084975" calcext:value-type="float">
            <text:p>0.00084975</text:p>
          </table:table-cell>
          <table:table-cell/>
          <table:table-cell office:value-type="float" office:value="244871" calcext:value-type="float">
            <text:p>244871</text:p>
          </table:table-cell>
          <table:table-cell office:value-type="float" office:value="196586" calcext:value-type="float">
            <text:p>196586</text:p>
          </table:table-cell>
          <table:table-cell office:value-type="float" office:value="270715" calcext:value-type="float">
            <text:p>270715</text:p>
          </table:table-cell>
        </table:table-row>
        <table:table-row table:style-name="ro1">
          <table:table-cell office:value-type="float" office:value="0.0009326" calcext:value-type="float">
            <text:p>0.0009326</text:p>
          </table:table-cell>
          <table:table-cell/>
          <table:table-cell office:value-type="float" office:value="185355" calcext:value-type="float">
            <text:p>185355</text:p>
          </table:table-cell>
          <table:table-cell office:value-type="float" office:value="131097" calcext:value-type="float">
            <text:p>131097</text:p>
          </table:table-cell>
          <table:table-cell office:value-type="float" office:value="214745" calcext:value-type="float">
            <text:p>214745</text:p>
          </table:table-cell>
          <table:table-cell/>
          <table:table-cell office:value-type="float" office:value="0.0009326" calcext:value-type="float">
            <text:p>0.0009326</text:p>
          </table:table-cell>
          <table:table-cell/>
          <table:table-cell office:value-type="float" office:value="242779" calcext:value-type="float">
            <text:p>242779</text:p>
          </table:table-cell>
          <table:table-cell office:value-type="float" office:value="151645" calcext:value-type="float">
            <text:p>151645</text:p>
          </table:table-cell>
          <table:table-cell office:value-type="float" office:value="270871" calcext:value-type="float">
            <text:p>270871</text:p>
          </table:table-cell>
        </table:table-row>
        <table:table-row table:style-name="ro1">
          <table:table-cell office:value-type="float" office:value="0.00102353" calcext:value-type="float">
            <text:p>0.00102353</text:p>
          </table:table-cell>
          <table:table-cell office:value-type="float" office:value="0.001" calcext:value-type="float">
            <text:p>0.001</text:p>
          </table:table-cell>
          <table:table-cell office:value-type="float" office:value="183819" calcext:value-type="float">
            <text:p>183819</text:p>
          </table:table-cell>
          <table:table-cell office:value-type="float" office:value="130888" calcext:value-type="float">
            <text:p>130888</text:p>
          </table:table-cell>
          <table:table-cell office:value-type="float" office:value="211764" calcext:value-type="float">
            <text:p>211764</text:p>
          </table:table-cell>
          <table:table-cell/>
          <table:table-cell office:value-type="float" office:value="0.00102353" calcext:value-type="float">
            <text:p>0.00102353</text:p>
          </table:table-cell>
          <table:table-cell office:value-type="float" office:value="0.001" calcext:value-type="float">
            <text:p>0.001</text:p>
          </table:table-cell>
          <table:table-cell office:value-type="float" office:value="246461" calcext:value-type="float">
            <text:p>246461</text:p>
          </table:table-cell>
          <table:table-cell office:value-type="float" office:value="149981" calcext:value-type="float">
            <text:p>149981</text:p>
          </table:table-cell>
          <table:table-cell office:value-type="float" office:value="270871" calcext:value-type="float">
            <text:p>270871</text:p>
          </table:table-cell>
        </table:table-row>
        <table:table-row table:style-name="ro1">
          <table:table-cell office:value-type="float" office:value="0.00112332" calcext:value-type="float">
            <text:p>0.00112332</text:p>
          </table:table-cell>
          <table:table-cell/>
          <table:table-cell office:value-type="float" office:value="190751" calcext:value-type="float">
            <text:p>190751</text:p>
          </table:table-cell>
          <table:table-cell office:value-type="float" office:value="149288" calcext:value-type="float">
            <text:p>149288</text:p>
          </table:table-cell>
          <table:table-cell office:value-type="float" office:value="206687" calcext:value-type="float">
            <text:p>206687</text:p>
          </table:table-cell>
          <table:table-cell/>
          <table:table-cell office:value-type="float" office:value="0.00112332" calcext:value-type="float">
            <text:p>0.00112332</text:p>
          </table:table-cell>
          <table:table-cell/>
          <table:table-cell office:value-type="float" office:value="261181" calcext:value-type="float">
            <text:p>261181</text:p>
          </table:table-cell>
          <table:table-cell office:value-type="float" office:value="186493" calcext:value-type="float">
            <text:p>186493</text:p>
          </table:table-cell>
          <table:table-cell office:value-type="float" office:value="270651" calcext:value-type="float">
            <text:p>270651</text:p>
          </table:table-cell>
        </table:table-row>
        <table:table-row table:style-name="ro1">
          <table:table-cell office:value-type="float" office:value="0.00123284" calcext:value-type="float">
            <text:p>0.00123284</text:p>
          </table:table-cell>
          <table:table-cell/>
          <table:table-cell office:value-type="float" office:value="191013" calcext:value-type="float">
            <text:p>191013</text:p>
          </table:table-cell>
          <table:table-cell office:value-type="float" office:value="148947" calcext:value-type="float">
            <text:p>148947</text:p>
          </table:table-cell>
          <table:table-cell office:value-type="float" office:value="211691" calcext:value-type="float">
            <text:p>211691</text:p>
          </table:table-cell>
          <table:table-cell/>
          <table:table-cell office:value-type="float" office:value="0.00123284" calcext:value-type="float">
            <text:p>0.00123284</text:p>
          </table:table-cell>
          <table:table-cell/>
          <table:table-cell office:value-type="float" office:value="258940" calcext:value-type="float">
            <text:p>258940</text:p>
          </table:table-cell>
          <table:table-cell office:value-type="float" office:value="187005" calcext:value-type="float">
            <text:p>187005</text:p>
          </table:table-cell>
          <table:table-cell office:value-type="float" office:value="273383" calcext:value-type="float">
            <text:p>273383</text:p>
          </table:table-cell>
        </table:table-row>
        <table:table-row table:style-name="ro1">
          <table:table-cell office:value-type="float" office:value="0.00135304" calcext:value-type="float">
            <text:p>0.00135304</text:p>
          </table:table-cell>
          <table:table-cell/>
          <table:table-cell office:value-type="float" office:value="182891" calcext:value-type="float">
            <text:p>182891</text:p>
          </table:table-cell>
          <table:table-cell office:value-type="float" office:value="135399" calcext:value-type="float">
            <text:p>135399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135304" calcext:value-type="float">
            <text:p>0.00135304</text:p>
          </table:table-cell>
          <table:table-cell/>
          <table:table-cell office:value-type="float" office:value="257563" calcext:value-type="float">
            <text:p>257563</text:p>
          </table:table-cell>
          <table:table-cell office:value-type="float" office:value="188381" calcext:value-type="float">
            <text:p>188381</text:p>
          </table:table-cell>
          <table:table-cell office:value-type="float" office:value="270440" calcext:value-type="float">
            <text:p>270440</text:p>
          </table:table-cell>
        </table:table-row>
        <table:table-row table:style-name="ro1">
          <table:table-cell office:value-type="float" office:value="0.00148496" calcext:value-type="float">
            <text:p>0.0014849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30643" calcext:value-type="float">
            <text:p>130643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148496" calcext:value-type="float">
            <text:p>0.00148496</text:p>
          </table:table-cell>
          <table:table-cell/>
          <table:table-cell office:value-type="float" office:value="253907" calcext:value-type="float">
            <text:p>253907</text:p>
          </table:table-cell>
          <table:table-cell office:value-type="float" office:value="187133" calcext:value-type="float">
            <text:p>187133</text:p>
          </table:table-cell>
          <table:table-cell office:value-type="float" office:value="276123" calcext:value-type="float">
            <text:p>276123</text:p>
          </table:table-cell>
        </table:table-row>
        <table:table-row table:style-name="ro1">
          <table:table-cell office:value-type="float" office:value="0.00162975" calcext:value-type="float">
            <text:p>0.00162975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162975" calcext:value-type="float">
            <text:p>0.00162975</text:p>
          </table:table-cell>
          <table:table-cell/>
          <table:table-cell office:value-type="float" office:value="248851" calcext:value-type="float">
            <text:p>248851</text:p>
          </table:table-cell>
          <table:table-cell office:value-type="float" office:value="193991" calcext:value-type="float">
            <text:p>193991</text:p>
          </table:table-cell>
          <table:table-cell office:value-type="float" office:value="272187" calcext:value-type="float">
            <text:p>272187</text:p>
          </table:table-cell>
        </table:table-row>
        <table:table-row table:style-name="ro1">
          <table:table-cell office:value-type="float" office:value="0.00178864" calcext:value-type="float">
            <text:p>0.00178864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178864" calcext:value-type="float">
            <text:p>0.00178864</text:p>
          </table:table-cell>
          <table:table-cell/>
          <table:table-cell office:value-type="float" office:value="246720" calcext:value-type="float">
            <text:p>246720</text:p>
          </table:table-cell>
          <table:table-cell office:value-type="float" office:value="179447" calcext:value-type="float">
            <text:p>179447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196304" calcext:value-type="float">
            <text:p>0.00196304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196304" calcext:value-type="float">
            <text:p>0.00196304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215443" calcext:value-type="float">
            <text:p>0.0021544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215443" calcext:value-type="float">
            <text:p>0.0021544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236448" calcext:value-type="float">
            <text:p>0.0023644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236448" calcext:value-type="float">
            <text:p>0.0023644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259502" calcext:value-type="float">
            <text:p>0.0025950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259502" calcext:value-type="float">
            <text:p>0.0025950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284803" calcext:value-type="float">
            <text:p>0.0028480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284803" calcext:value-type="float">
            <text:p>0.0028480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312571" calcext:value-type="float">
            <text:p>0.0031257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312571" calcext:value-type="float">
            <text:p>0.0031257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343046" calcext:value-type="float">
            <text:p>0.0034304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343046" calcext:value-type="float">
            <text:p>0.0034304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376493" calcext:value-type="float">
            <text:p>0.0037649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376493" calcext:value-type="float">
            <text:p>0.0037649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413201" calcext:value-type="float">
            <text:p>0.0041320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413201" calcext:value-type="float">
            <text:p>0.0041320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453487" calcext:value-type="float">
            <text:p>0.00453487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453487" calcext:value-type="float">
            <text:p>0.00453487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497702" calcext:value-type="float">
            <text:p>0.0049770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497702" calcext:value-type="float">
            <text:p>0.0049770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546227" calcext:value-type="float">
            <text:p>0.00546227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546227" calcext:value-type="float">
            <text:p>0.00546227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599484" calcext:value-type="float">
            <text:p>0.00599484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599484" calcext:value-type="float">
            <text:p>0.00599484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657933" calcext:value-type="float">
            <text:p>0.0065793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657933" calcext:value-type="float">
            <text:p>0.0065793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72208" calcext:value-type="float">
            <text:p>0.007220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72208" calcext:value-type="float">
            <text:p>0.007220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792482" calcext:value-type="float">
            <text:p>0.0079248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792482" calcext:value-type="float">
            <text:p>0.0079248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869749" calcext:value-type="float">
            <text:p>0.00869749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869749" calcext:value-type="float">
            <text:p>0.00869749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0954548" calcext:value-type="float">
            <text:p>0.0095454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0954548" calcext:value-type="float">
            <text:p>0.0095454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1047615" calcext:value-type="float">
            <text:p>0.01047615</text:p>
          </table:table-cell>
          <table:table-cell office:value-type="float" office:value="0.01" calcext:value-type="float">
            <text:p>0.01</text:p>
          </table:table-cell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1047615" calcext:value-type="float">
            <text:p>0.01047615</text:p>
          </table:table-cell>
          <table:table-cell office:value-type="float" office:value="0.01" calcext:value-type="float">
            <text:p>0.01</text:p>
          </table:table-cell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1149756" calcext:value-type="float">
            <text:p>0.0114975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1149756" calcext:value-type="float">
            <text:p>0.0114975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1261856" calcext:value-type="float">
            <text:p>0.0126185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1261856" calcext:value-type="float">
            <text:p>0.0126185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1384886" calcext:value-type="float">
            <text:p>0.0138488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1384886" calcext:value-type="float">
            <text:p>0.0138488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1519911" calcext:value-type="float">
            <text:p>0.0151991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1519911" calcext:value-type="float">
            <text:p>0.0151991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16681" calcext:value-type="float">
            <text:p>0.01668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16681" calcext:value-type="float">
            <text:p>0.01668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1830738" calcext:value-type="float">
            <text:p>0.0183073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1830738" calcext:value-type="float">
            <text:p>0.0183073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2009233" calcext:value-type="float">
            <text:p>0.0200923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2009233" calcext:value-type="float">
            <text:p>0.0200923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220513" calcext:value-type="float">
            <text:p>0.022051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220513" calcext:value-type="float">
            <text:p>0.022051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2420128" calcext:value-type="float">
            <text:p>0.0242012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2420128" calcext:value-type="float">
            <text:p>0.0242012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2656087" calcext:value-type="float">
            <text:p>0.02656087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2656087" calcext:value-type="float">
            <text:p>0.02656087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2915053" calcext:value-type="float">
            <text:p>0.0291505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2915053" calcext:value-type="float">
            <text:p>0.0291505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3199267" calcext:value-type="float">
            <text:p>0.03199267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3199267" calcext:value-type="float">
            <text:p>0.03199267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3511191" calcext:value-type="float">
            <text:p>0.0351119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3511191" calcext:value-type="float">
            <text:p>0.0351119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3853528" calcext:value-type="float">
            <text:p>0.0385352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3853528" calcext:value-type="float">
            <text:p>0.0385352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4229242" calcext:value-type="float">
            <text:p>0.0422924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4229242" calcext:value-type="float">
            <text:p>0.0422924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4641588" calcext:value-type="float">
            <text:p>0.0464158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4641588" calcext:value-type="float">
            <text:p>0.0464158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5094138" calcext:value-type="float">
            <text:p>0.0509413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5094138" calcext:value-type="float">
            <text:p>0.0509413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559081" calcext:value-type="float">
            <text:p>0.055908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559081" calcext:value-type="float">
            <text:p>0.055908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6135907" calcext:value-type="float">
            <text:p>0.06135907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6135907" calcext:value-type="float">
            <text:p>0.06135907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673415" calcext:value-type="float">
            <text:p>0.0673415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673415" calcext:value-type="float">
            <text:p>0.0673415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7390722" calcext:value-type="float">
            <text:p>0.0739072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7390722" calcext:value-type="float">
            <text:p>0.0739072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8111308" calcext:value-type="float">
            <text:p>0.08111308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8111308" calcext:value-type="float">
            <text:p>0.08111308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890215" calcext:value-type="float">
            <text:p>0.0890215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890215" calcext:value-type="float">
            <text:p>0.0890215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09770099" calcext:value-type="float">
            <text:p>0.09770099</text:p>
          </table:table-cell>
          <table:table-cell office:value-type="float" office:value="0.1" calcext:value-type="float">
            <text:p>0.1</text:p>
          </table:table-cell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09770099" calcext:value-type="float">
            <text:p>0.09770099</text:p>
          </table:table-cell>
          <table:table-cell office:value-type="float" office:value="0.1" calcext:value-type="float">
            <text:p>0.1</text:p>
          </table:table-cell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10722672" calcext:value-type="float">
            <text:p>0.1072267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10722672" calcext:value-type="float">
            <text:p>0.1072267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11768119" calcext:value-type="float">
            <text:p>0.11768119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11768119" calcext:value-type="float">
            <text:p>0.11768119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12915496" calcext:value-type="float">
            <text:p>0.1291549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12915496" calcext:value-type="float">
            <text:p>0.1291549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14174741" calcext:value-type="float">
            <text:p>0.1417474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14174741" calcext:value-type="float">
            <text:p>0.1417474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15556761" calcext:value-type="float">
            <text:p>0.1555676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15556761" calcext:value-type="float">
            <text:p>0.1555676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17073526" calcext:value-type="float">
            <text:p>0.1707352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17073526" calcext:value-type="float">
            <text:p>0.1707352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18738174" calcext:value-type="float">
            <text:p>0.18738174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18738174" calcext:value-type="float">
            <text:p>0.18738174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20565123" calcext:value-type="float">
            <text:p>0.2056512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20565123" calcext:value-type="float">
            <text:p>0.2056512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22570197" calcext:value-type="float">
            <text:p>0.22570197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22570197" calcext:value-type="float">
            <text:p>0.22570197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24770763" calcext:value-type="float">
            <text:p>0.24770763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24770763" calcext:value-type="float">
            <text:p>0.24770763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27185882" calcext:value-type="float">
            <text:p>0.2718588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27185882" calcext:value-type="float">
            <text:p>0.2718588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29836472" calcext:value-type="float">
            <text:p>0.2983647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29836472" calcext:value-type="float">
            <text:p>0.2983647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32745491" calcext:value-type="float">
            <text:p>0.3274549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32745491" calcext:value-type="float">
            <text:p>0.3274549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35938136" calcext:value-type="float">
            <text:p>0.3593813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35938136" calcext:value-type="float">
            <text:p>0.3593813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3944206" calcext:value-type="float">
            <text:p>0.394420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3944206" calcext:value-type="float">
            <text:p>0.394420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43287612" calcext:value-type="float">
            <text:p>0.4328761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43287612" calcext:value-type="float">
            <text:p>0.4328761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47508101" calcext:value-type="float">
            <text:p>0.4750810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47508101" calcext:value-type="float">
            <text:p>0.4750810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52140082" calcext:value-type="float">
            <text:p>0.5214008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52140082" calcext:value-type="float">
            <text:p>0.5214008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57223676" calcext:value-type="float">
            <text:p>0.5722367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57223676" calcext:value-type="float">
            <text:p>0.5722367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62802914" calcext:value-type="float">
            <text:p>0.62802914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62802914" calcext:value-type="float">
            <text:p>0.62802914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68926121" calcext:value-type="float">
            <text:p>0.68926121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68926121" calcext:value-type="float">
            <text:p>0.68926121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75646332" calcext:value-type="float">
            <text:p>0.75646332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75646332" calcext:value-type="float">
            <text:p>0.75646332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83021756" calcext:value-type="float">
            <text:p>0.83021756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83021756" calcext:value-type="float">
            <text:p>0.83021756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office:value-type="float" office:value="0.91116275" calcext:value-type="float">
            <text:p>0.91116275</text:p>
          </table:table-cell>
          <table:table-cell/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office:value-type="float" office:value="0.91116275" calcext:value-type="float">
            <text:p>0.91116275</text:p>
          </table:table-cell>
          <table:table-cell/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4203" calcext:value-type="float">
            <text:p>184203</text:p>
          </table:table-cell>
          <table:table-cell office:value-type="float" office:value="129715" calcext:value-type="float">
            <text:p>129715</text:p>
          </table:table-cell>
          <table:table-cell office:value-type="float" office:value="211083" calcext:value-type="float">
            <text:p>2110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47667" calcext:value-type="float">
            <text:p>247667</text:p>
          </table:table-cell>
          <table:table-cell office:value-type="float" office:value="146461" calcext:value-type="float">
            <text:p>146461</text:p>
          </table:table-cell>
          <table:table-cell office:value-type="float" office:value="268403" calcext:value-type="float">
            <text:p>268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7">00/00/0000</text:date>, <text:time style:data-style-name="N2" text:time-value="15:04:50.864997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3:20:53.934381143</meta:creation-date>
    <dc:date>2018-07-27T16:28:35.693672311</dc:date>
    <meta:editing-duration>PT2H59M12S</meta:editing-duration>
    <meta:editing-cycles>6</meta:editing-cycles>
    <meta:generator>LibreOffice/6.0.3.2$Linux_X86_64 LibreOffice_project/00m0$Build-2</meta:generator>
    <meta:document-statistic meta:table-count="5" meta:cell-count="11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cm" svg:height="16.389cm" xlink:href=".." xlink:type="simple" chart:class="chart:line" chart:style-name="ch1">
        <chart:title svg:x="10.029cm" svg:y="0.462cm" chart:style-name="ch2">
          <text:p>Coded Memory LTE Simulations</text:p>
        </chart:title>
        <chart:legend chart:legend-position="end" svg:x="24.409cm" svg:y="7.515cm" style:legend-expansion="high" chart:style-name="ch3"/>
        <chart:plot-area chart:style-name="ch4" table:cell-range-address="'Old Results'.B1:'Old Results'.E101" chart:data-source-has-labels="both" svg:x="1.491cm" svg:y="1.49cm" svg:width="22.386cm" svg:height="13.643cm">
          <chartooo:coordinate-region svg:x="2.853cm" svg:y="1.651cm" svg:width="20.93cm" svg:height="12.914cm"/>
          <chart:axis chart:dimension="x" chart:name="primary-x" chart:style-name="ch5" chartooo:axis-type="auto">
            <chartooo:date-scale/>
            <chart:title svg:x="12.203cm" svg:y="15.46cm" chart:style-name="ch6">
              <text:p>Alpha</text:p>
            </chart:title>
            <chart:categories table:cell-range-address="'Old Results'.B2:'Old Results'.B101"/>
          </chart:axis>
          <chart:axis chart:dimension="y" chart:name="primary-y" chart:style-name="ch5">
            <chart:title svg:x="0.451cm" svg:y="9.241cm" chart:style-name="ch7">
              <text:p>CPU Cycles</text:p>
            </chart:title>
            <chart:grid chart:style-name="ch8" chart:class="major"/>
          </chart:axis>
          <chart:series chart:style-name="ch9" chart:values-cell-range-address="'Old Results'.C2:'Old Results'.C101" chart:label-cell-address="'Old Results'.C1:'Old Results'.C1" chart:class="chart:line">
            <chart:data-point chart:repeated="100"/>
          </chart:series>
          <chart:series chart:style-name="ch10" chart:values-cell-range-address="'Old Results'.D2:'Old Results'.D101" chart:label-cell-address="'Old Results'.D1:'Old Results'.D1" chart:class="chart:line">
            <chart:data-point chart:repeated="100"/>
          </chart:series>
          <chart:series chart:style-name="ch11" chart:values-cell-range-address="'Old Results'.E2:'Old Results'.E101" chart:label-cell-address="'Old Results'.E1:'Old Results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te_1</text:p>
                <draw:g>
                  <svg:desc>'Old Results'.C1:'Old Results'.C1</svg:desc>
                </draw:g>
              </table:table-cell>
              <table:table-cell office:value-type="string">
                <text:p>Lte_2</text:p>
                <draw:g>
                  <svg:desc>'Old Results'.D1:'Old Results'.D1</svg:desc>
                </draw:g>
              </table:table-cell>
              <table:table-cell office:value-type="string">
                <text:p>Lte_3</text:p>
                <draw:g>
                  <svg:desc>'Old Results'.E1:'Old Results'.E1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'Old Results'.B2:'Old Results'.B101</svg:desc>
                </draw:g>
              </table:table-cell>
              <table:table-cell office:value-type="float" office:value="227942">
                <text:p>227942</text:p>
                <draw:g>
                  <svg:desc>'Old Results'.C2:'Old Results'.C101</svg:desc>
                </draw:g>
              </table:table-cell>
              <table:table-cell office:value-type="float" office:value="227942">
                <text:p>227942</text:p>
                <draw:g>
                  <svg:desc>'Old Results'.D2:'Old Results'.D101</svg:desc>
                </draw:g>
              </table:table-cell>
              <table:table-cell office:value-type="float" office:value="227942">
                <text:p>227942</text:p>
                <draw:g>
                  <svg:desc>'Old Results'.E2:'Old Results'.E10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  <table:table-cell office:value-type="float" office:value="227942">
                <text:p>22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155">
                <text:p>186155</text:p>
              </table:table-cell>
              <table:table-cell office:value-type="float" office:value="150803">
                <text:p>150803</text:p>
              </table:table-cell>
              <table:table-cell office:value-type="float" office:value="211691">
                <text:p>21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155">
                <text:p>186155</text:p>
              </table:table-cell>
              <table:table-cell office:value-type="float" office:value="150803">
                <text:p>150803</text:p>
              </table:table-cell>
              <table:table-cell office:value-type="float" office:value="211691">
                <text:p>21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817">
                <text:p>189817</text:p>
              </table:table-cell>
              <table:table-cell office:value-type="float" office:value="154268">
                <text:p>154268</text:p>
              </table:table-cell>
              <table:table-cell office:value-type="float" office:value="206687">
                <text:p>206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817">
                <text:p>189817</text:p>
              </table:table-cell>
              <table:table-cell office:value-type="float" office:value="154268">
                <text:p>154268</text:p>
              </table:table-cell>
              <table:table-cell office:value-type="float" office:value="206687">
                <text:p>206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175">
                <text:p>186175</text:p>
              </table:table-cell>
              <table:table-cell office:value-type="float" office:value="147644">
                <text:p>147644</text:p>
              </table:table-cell>
              <table:table-cell office:value-type="float" office:value="212075">
                <text:p>212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175">
                <text:p>186175</text:p>
              </table:table-cell>
              <table:table-cell office:value-type="float" office:value="147644">
                <text:p>147644</text:p>
              </table:table-cell>
              <table:table-cell office:value-type="float" office:value="212075">
                <text:p>212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819">
                <text:p>183819</text:p>
              </table:table-cell>
              <table:table-cell office:value-type="float" office:value="131400">
                <text:p>131400</text:p>
              </table:table-cell>
              <table:table-cell office:value-type="float" office:value="211764">
                <text:p>211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817">
                <text:p>189817</text:p>
              </table:table-cell>
              <table:table-cell office:value-type="float" office:value="155123">
                <text:p>155123</text:p>
              </table:table-cell>
              <table:table-cell office:value-type="float" office:value="206687">
                <text:p>206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155">
                <text:p>186155</text:p>
              </table:table-cell>
              <table:table-cell office:value-type="float" office:value="151431">
                <text:p>151431</text:p>
              </table:table-cell>
              <table:table-cell office:value-type="float" office:value="211691">
                <text:p>21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213">
                <text:p>186213</text:p>
              </table:table-cell>
              <table:table-cell office:value-type="float" office:value="136391">
                <text:p>136391</text:p>
              </table:table-cell>
              <table:table-cell office:value-type="float" office:value="210891">
                <text:p>210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867">
                <text:p>189867</text:p>
              </table:table-cell>
              <table:table-cell office:value-type="float" office:value="131560">
                <text:p>131560</text:p>
              </table:table-cell>
              <table:table-cell office:value-type="float" office:value="212075">
                <text:p>212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11">
                <text:p>187211</text:p>
              </table:table-cell>
              <table:table-cell office:value-type="float" office:value="132284">
                <text:p>132284</text:p>
              </table:table-cell>
              <table:table-cell office:value-type="float" office:value="211807">
                <text:p>211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355">
                <text:p>185355</text:p>
              </table:table-cell>
              <table:table-cell office:value-type="float" office:value="131097">
                <text:p>131097</text:p>
              </table:table-cell>
              <table:table-cell office:value-type="float" office:value="214745">
                <text:p>214745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183819">
                <text:p>183819</text:p>
              </table:table-cell>
              <table:table-cell office:value-type="float" office:value="130888">
                <text:p>130888</text:p>
              </table:table-cell>
              <table:table-cell office:value-type="float" office:value="211764">
                <text:p>211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751">
                <text:p>190751</text:p>
              </table:table-cell>
              <table:table-cell office:value-type="float" office:value="149288">
                <text:p>149288</text:p>
              </table:table-cell>
              <table:table-cell office:value-type="float" office:value="206687">
                <text:p>206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013">
                <text:p>191013</text:p>
              </table:table-cell>
              <table:table-cell office:value-type="float" office:value="148947">
                <text:p>148947</text:p>
              </table:table-cell>
              <table:table-cell office:value-type="float" office:value="211691">
                <text:p>211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891">
                <text:p>182891</text:p>
              </table:table-cell>
              <table:table-cell office:value-type="float" office:value="135399">
                <text:p>135399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30643">
                <text:p>130643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4203">
                <text:p>184203</text:p>
              </table:table-cell>
              <table:table-cell office:value-type="float" office:value="129715">
                <text:p>129715</text:p>
              </table:table-cell>
              <table:table-cell office:value-type="float" office:value="211083">
                <text:p>211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cm" svg:height="16.389cm" xlink:href=".." xlink:type="simple" chart:class="chart:line" chart:style-name="ch1">
        <chart:title svg:x="9.804cm" svg:y="0.462cm" chart:style-name="ch2">
          <text:p>Coded Memory UMTS Simulations</text:p>
        </chart:title>
        <chart:legend chart:legend-position="end" svg:x="24.065cm" svg:y="7.515cm" style:legend-expansion="high" chart:style-name="ch3"/>
        <chart:plot-area chart:style-name="ch4" table:cell-range-address="'Old Results'.H1:'Old Results'.K101" chart:data-source-has-labels="both" svg:x="1.491cm" svg:y="1.49cm" svg:width="22.042cm" svg:height="13.643cm">
          <chartooo:coordinate-region svg:x="2.853cm" svg:y="1.65cm" svg:width="20.586cm" svg:height="12.915cm"/>
          <chart:axis chart:dimension="x" chart:name="primary-x" chart:style-name="ch5" chartooo:axis-type="auto">
            <chartooo:date-scale/>
            <chart:title svg:x="12.031cm" svg:y="15.46cm" chart:style-name="ch6">
              <text:p>Alpha</text:p>
            </chart:title>
            <chart:categories table:cell-range-address="'Old Results'.H2:'Old Results'.H101"/>
          </chart:axis>
          <chart:axis chart:dimension="y" chart:name="primary-y" chart:style-name="ch5">
            <chart:title svg:x="0.451cm" svg:y="9.241cm" chart:style-name="ch7">
              <text:p>CPU Cycles</text:p>
            </chart:title>
            <chart:grid chart:style-name="ch8" chart:class="major"/>
          </chart:axis>
          <chart:series chart:style-name="ch9" chart:values-cell-range-address="'Old Results'.I2:'Old Results'.I101" chart:label-cell-address="'Old Results'.I1:'Old Results'.I1" chart:class="chart:line">
            <chart:data-point chart:repeated="100"/>
          </chart:series>
          <chart:series chart:style-name="ch10" chart:values-cell-range-address="'Old Results'.J2:'Old Results'.J101" chart:label-cell-address="'Old Results'.J1:'Old Results'.J1" chart:class="chart:line">
            <chart:data-point chart:repeated="100"/>
          </chart:series>
          <chart:series chart:style-name="ch11" chart:values-cell-range-address="'Old Results'.K2:'Old Results'.K101" chart:label-cell-address="'Old Results'.K1:'Old Results'.K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mts_1</text:p>
                <draw:g>
                  <svg:desc>'Old Results'.I1:'Old Results'.I1</svg:desc>
                </draw:g>
              </table:table-cell>
              <table:table-cell office:value-type="string">
                <text:p>Umts_2</text:p>
                <draw:g>
                  <svg:desc>'Old Results'.J1:'Old Results'.J1</svg:desc>
                </draw:g>
              </table:table-cell>
              <table:table-cell office:value-type="string">
                <text:p>Umts_3</text:p>
                <draw:g>
                  <svg:desc>'Old Results'.K1:'Old Results'.K1</svg:desc>
                </draw:g>
              </table:table-cell>
            </table:table-row>
          </table:table-header-rows>
          <table:table-rows>
            <table:table-row>
              <table:table-cell office:value-type="float" office:value="0.0001">
                <text:p>0.0001</text:p>
                <draw:g>
                  <svg:desc>'Old Results'.H2:'Old Results'.H101</svg:desc>
                </draw:g>
              </table:table-cell>
              <table:table-cell office:value-type="float" office:value="277499">
                <text:p>277499</text:p>
                <draw:g>
                  <svg:desc>'Old Results'.I2:'Old Results'.I101</svg:desc>
                </draw:g>
              </table:table-cell>
              <table:table-cell office:value-type="float" office:value="277499">
                <text:p>277499</text:p>
                <draw:g>
                  <svg:desc>'Old Results'.J2:'Old Results'.J101</svg:desc>
                </draw:g>
              </table:table-cell>
              <table:table-cell office:value-type="float" office:value="277499">
                <text:p>277499</text:p>
                <draw:g>
                  <svg:desc>'Old Results'.K2:'Old Results'.K10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  <table:table-cell office:value-type="float" office:value="277499">
                <text:p>277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784">
                <text:p>251784</text:p>
              </table:table-cell>
              <table:table-cell office:value-type="float" office:value="201224">
                <text:p>201224</text:p>
              </table:table-cell>
              <table:table-cell office:value-type="float" office:value="269597">
                <text:p>26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784">
                <text:p>251784</text:p>
              </table:table-cell>
              <table:table-cell office:value-type="float" office:value="201224">
                <text:p>201224</text:p>
              </table:table-cell>
              <table:table-cell office:value-type="float" office:value="269597">
                <text:p>26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535">
                <text:p>252535</text:p>
              </table:table-cell>
              <table:table-cell office:value-type="float" office:value="196261">
                <text:p>196261</text:p>
              </table:table-cell>
              <table:table-cell office:value-type="float" office:value="268778">
                <text:p>268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535">
                <text:p>252535</text:p>
              </table:table-cell>
              <table:table-cell office:value-type="float" office:value="196261">
                <text:p>196261</text:p>
              </table:table-cell>
              <table:table-cell office:value-type="float" office:value="268778">
                <text:p>268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960">
                <text:p>250960</text:p>
              </table:table-cell>
              <table:table-cell office:value-type="float" office:value="206376">
                <text:p>206376</text:p>
              </table:table-cell>
              <table:table-cell office:value-type="float" office:value="273194">
                <text:p>273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960">
                <text:p>250960</text:p>
              </table:table-cell>
              <table:table-cell office:value-type="float" office:value="206376">
                <text:p>206376</text:p>
              </table:table-cell>
              <table:table-cell office:value-type="float" office:value="273194">
                <text:p>273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914">
                <text:p>247914</text:p>
              </table:table-cell>
              <table:table-cell office:value-type="float" office:value="192893">
                <text:p>192893</text:p>
              </table:table-cell>
              <table:table-cell office:value-type="float" office:value="270634">
                <text:p>270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685">
                <text:p>257685</text:p>
              </table:table-cell>
              <table:table-cell office:value-type="float" office:value="206757">
                <text:p>206757</text:p>
              </table:table-cell>
              <table:table-cell office:value-type="float" office:value="269642">
                <text:p>269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104">
                <text:p>257104</text:p>
              </table:table-cell>
              <table:table-cell office:value-type="float" office:value="193040">
                <text:p>193040</text:p>
              </table:table-cell>
              <table:table-cell office:value-type="float" office:value="281904">
                <text:p>281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887">
                <text:p>256887</text:p>
              </table:table-cell>
              <table:table-cell office:value-type="float" office:value="190813">
                <text:p>190813</text:p>
              </table:table-cell>
              <table:table-cell office:value-type="float" office:value="276010">
                <text:p>2760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448">
                <text:p>253448</text:p>
              </table:table-cell>
              <table:table-cell office:value-type="float" office:value="193597">
                <text:p>193597</text:p>
              </table:table-cell>
              <table:table-cell office:value-type="float" office:value="273799">
                <text:p>27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871">
                <text:p>244871</text:p>
              </table:table-cell>
              <table:table-cell office:value-type="float" office:value="196586">
                <text:p>196586</text:p>
              </table:table-cell>
              <table:table-cell office:value-type="float" office:value="270715">
                <text:p>270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779">
                <text:p>242779</text:p>
              </table:table-cell>
              <table:table-cell office:value-type="float" office:value="151645">
                <text:p>151645</text:p>
              </table:table-cell>
              <table:table-cell office:value-type="float" office:value="270871">
                <text:p>270871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246461">
                <text:p>246461</text:p>
              </table:table-cell>
              <table:table-cell office:value-type="float" office:value="149981">
                <text:p>149981</text:p>
              </table:table-cell>
              <table:table-cell office:value-type="float" office:value="270871">
                <text:p>270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181">
                <text:p>261181</text:p>
              </table:table-cell>
              <table:table-cell office:value-type="float" office:value="186493">
                <text:p>186493</text:p>
              </table:table-cell>
              <table:table-cell office:value-type="float" office:value="270651">
                <text:p>270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940">
                <text:p>258940</text:p>
              </table:table-cell>
              <table:table-cell office:value-type="float" office:value="187005">
                <text:p>187005</text:p>
              </table:table-cell>
              <table:table-cell office:value-type="float" office:value="273383">
                <text:p>273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563">
                <text:p>257563</text:p>
              </table:table-cell>
              <table:table-cell office:value-type="float" office:value="188381">
                <text:p>188381</text:p>
              </table:table-cell>
              <table:table-cell office:value-type="float" office:value="270440">
                <text:p>2704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907">
                <text:p>253907</text:p>
              </table:table-cell>
              <table:table-cell office:value-type="float" office:value="187133">
                <text:p>187133</text:p>
              </table:table-cell>
              <table:table-cell office:value-type="float" office:value="276123">
                <text:p>276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851">
                <text:p>248851</text:p>
              </table:table-cell>
              <table:table-cell office:value-type="float" office:value="193991">
                <text:p>193991</text:p>
              </table:table-cell>
              <table:table-cell office:value-type="float" office:value="272187">
                <text:p>272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720">
                <text:p>246720</text:p>
              </table:table-cell>
              <table:table-cell office:value-type="float" office:value="179447">
                <text:p>179447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7667">
                <text:p>247667</text:p>
              </table:table-cell>
              <table:table-cell office:value-type="float" office:value="146461">
                <text:p>146461</text:p>
              </table:table-cell>
              <table:table-cell office:value-type="float" office:value="268403">
                <text:p>268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aa61a" draw:fill-color="#faa61a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f200" draw:fill-color="#fff2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02cm" svg:height="12.519cm" xlink:href=".." xlink:type="simple" chart:class="chart:bar" chart:style-name="ch1">
        <chart:legend chart:legend-position="bottom" svg:x="3.396cm" svg:y="11.58cm" style:legend-expansion="wide" chart:style-name="ch2"/>
        <chart:plot-area chart:style-name="ch3" table:cell-range-address="Vips.G8:Vips.I13 Vips.G1:Vips.I6" chart:data-source-has-labels="row" svg:x="0.388cm" svg:y="0.25cm" svg:width="18.626cm" svg:height="10.896cm">
          <chartooo:coordinate-region svg:x="1.3cm" svg:y="0.41cm" svg:width="17.277cm" svg:height="10.1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Vips.G9:Vips.G13" chart:label-cell-address="Vips.G8:Vips.G8" chart:class="chart:bar">
            <chart:data-point chart:repeated="5"/>
          </chart:series>
          <chart:series chart:attached-axis="secondary-y" chart:style-name="ch9" chart:values-cell-range-address="Vips.H9:Vips.H13" chart:label-cell-address="Vips.H8:Vips.H8" chart:class="chart:bar">
            <chart:data-point chart:repeated="5"/>
          </chart:series>
          <chart:series chart:attached-axis="secondary-y" chart:style-name="ch10" chart:values-cell-range-address="Vips.I9:Vips.I13" chart:label-cell-address="Vips.I8:Vips.I8" chart:class="chart:bar">
            <chart:data-point chart:repeated="5"/>
          </chart:series>
          <chart:series chart:attached-axis="primary-y" chart:style-name="ch11" chart:values-cell-range-address="Vips.G2:Vips.G6" chart:label-cell-address="Vips.G1:Vips.G1" chart:class="chart:line">
            <chart:data-point chart:repeated="5"/>
          </chart:series>
          <chart:series chart:attached-axis="primary-y" chart:style-name="ch12" chart:values-cell-range-address="Vips.H2:Vips.H6" chart:label-cell-address="Vips.H1:Vips.H1" chart:class="chart:line">
            <chart:data-point chart:repeated="5"/>
          </chart:series>
          <chart:series chart:attached-axis="primary-y" chart:style-name="ch13" chart:values-cell-range-address="Vips.I2:Vips.I6" chart:label-cell-address="Vips.I1:Vips.I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e 1 Switches</text:p>
                <draw:g>
                  <svg:desc>Vips.G8:Vips.G8</svg:desc>
                </draw:g>
              </table:table-cell>
              <table:table-cell office:value-type="string">
                <text:p>Scheme 2 Switches</text:p>
                <draw:g>
                  <svg:desc>Vips.H8:Vips.H8</svg:desc>
                </draw:g>
              </table:table-cell>
              <table:table-cell office:value-type="string">
                <text:p>Scheme 3 Switches</text:p>
                <draw:g>
                  <svg:desc>Vips.I8:Vips.I8</svg:desc>
                </draw:g>
              </table:table-cell>
              <table:table-cell office:value-type="string">
                <text:p>Scheme 1 Cycles</text:p>
                <draw:g>
                  <svg:desc>Vips.G1:Vips.G1</svg:desc>
                </draw:g>
              </table:table-cell>
              <table:table-cell office:value-type="string">
                <text:p>Scheme 2 Cycles</text:p>
                <draw:g>
                  <svg:desc>Vips.H1:Vips.H1</svg:desc>
                </draw:g>
              </table:table-cell>
              <table:table-cell office:value-type="string">
                <text:p>Scheme 3 Cycles</text:p>
                <draw:g>
                  <svg:desc>Vips.I1:Vip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75">
                <text:p>7.875</text:p>
                <draw:g>
                  <svg:desc>Vips.G9:Vips.G13</svg:desc>
                </draw:g>
              </table:table-cell>
              <table:table-cell office:value-type="float" office:value="8.375">
                <text:p>8.375</text:p>
                <draw:g>
                  <svg:desc>Vips.H9:Vips.H13</svg:desc>
                </draw:g>
              </table:table-cell>
              <table:table-cell office:value-type="float" office:value="7.25">
                <text:p>7.25</text:p>
                <draw:g>
                  <svg:desc>Vips.I9:Vips.I13</svg:desc>
                </draw:g>
              </table:table-cell>
              <table:table-cell office:value-type="float" office:value="0.843294133175619">
                <text:p>0.843294133175619</text:p>
                <draw:g>
                  <svg:desc>Vips.G2:Vips.G6</svg:desc>
                </draw:g>
              </table:table-cell>
              <table:table-cell office:value-type="float" office:value="0.825023289107297">
                <text:p>0.825023289107297</text:p>
                <draw:g>
                  <svg:desc>Vips.H2:Vips.H6</svg:desc>
                </draw:g>
              </table:table-cell>
              <table:table-cell office:value-type="float" office:value="0.792697754346242">
                <text:p>0.792697754346242</text:p>
                <draw:g>
                  <svg:desc>Vips.I2:Vips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2345054459705">
                <text:p>0.742345054459705</text:p>
              </table:table-cell>
              <table:table-cell office:value-type="float" office:value="0.752762329266095">
                <text:p>0.752762329266095</text:p>
              </table:table-cell>
              <table:table-cell office:value-type="float" office:value="0.801487964544714">
                <text:p>0.801487964544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375">
                <text:p>1.375</text:p>
              </table:table-cell>
              <table:table-cell office:value-type="float" office:value="0.742345054459705">
                <text:p>0.742345054459705</text:p>
              </table:table-cell>
              <table:table-cell office:value-type="float" office:value="0.752762329266095">
                <text:p>0.752762329266095</text:p>
              </table:table-cell>
              <table:table-cell office:value-type="float" office:value="0.801487964544714">
                <text:p>0.801487964544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375">
                <text:p>1.375</text:p>
              </table:table-cell>
              <table:table-cell office:value-type="float" office:value="0.742345054459705">
                <text:p>0.742345054459705</text:p>
              </table:table-cell>
              <table:table-cell office:value-type="float" office:value="0.752762329266095">
                <text:p>0.752762329266095</text:p>
              </table:table-cell>
              <table:table-cell office:value-type="float" office:value="0.801487964544714">
                <text:p>0.801487964544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9967636390404">
                <text:p>0.749967636390404</text:p>
              </table:table-cell>
              <table:table-cell office:value-type="float" office:value="0.776323037051891">
                <text:p>0.776323037051891</text:p>
              </table:table-cell>
              <table:table-cell office:value-type="float" office:value="0.781843888100599">
                <text:p>0.781843888100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bar" chart:style-name="ch1">
        <chart:legend chart:legend-position="bottom" svg:x="1.697cm" svg:y="8.069cm" style:legend-expansion="wide" chart:style-name="ch2"/>
        <chart:plot-area chart:style-name="ch3" table:cell-range-address="Blackscholes.F1:Blackscholes.I8 Blackscholes.G10:Blackscholes.I17" chart:data-source-has-labels="both" svg:x="0.32cm" svg:y="0.18cm" svg:width="15.364cm" svg:height="7.525cm">
          <chartooo:coordinate-region svg:x="1.232cm" svg:y="0.341cm" svg:width="13.644cm" svg:height="6.796cm"/>
          <chart:axis chart:dimension="x" chart:name="primary-x" chart:style-name="ch4" chartooo:axis-type="auto">
            <chartooo:date-scale/>
            <chart:categories table:cell-range-address="Blackscholes.F2:Blackscholes.F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Blackscholes.G11:Blackscholes.G17" chart:label-cell-address="Blackscholes.G10:Blackscholes.G10" chart:class="chart:bar">
            <chart:data-point chart:repeated="7"/>
          </chart:series>
          <chart:series chart:attached-axis="secondary-y" chart:style-name="ch9" chart:values-cell-range-address="Blackscholes.H11:Blackscholes.H17" chart:label-cell-address="Blackscholes.H10:Blackscholes.H10" chart:class="chart:bar">
            <chart:data-point chart:repeated="7"/>
          </chart:series>
          <chart:series chart:attached-axis="secondary-y" chart:style-name="ch10" chart:values-cell-range-address="Blackscholes.I11:Blackscholes.I17" chart:label-cell-address="Blackscholes.I10:Blackscholes.I10" chart:class="chart:bar">
            <chart:data-point chart:repeated="7"/>
          </chart:series>
          <chart:series chart:attached-axis="primary-y" chart:style-name="ch11" chart:values-cell-range-address="Blackscholes.G2:Blackscholes.G8" chart:label-cell-address="Blackscholes.G1:Blackscholes.G1" chart:class="chart:line">
            <chart:data-point chart:repeated="7"/>
          </chart:series>
          <chart:series chart:attached-axis="primary-y" chart:style-name="ch12" chart:values-cell-range-address="Blackscholes.H2:Blackscholes.H8" chart:label-cell-address="Blackscholes.H1:Blackscholes.H1" chart:class="chart:line">
            <chart:data-point chart:repeated="7"/>
          </chart:series>
          <chart:series chart:attached-axis="primary-y" chart:style-name="ch13" chart:values-cell-range-address="Blackscholes.I2:Blackscholes.I8" chart:label-cell-address="Blackscholes.I1:Blackscholes.I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e 1 Switches</text:p>
                <draw:g>
                  <svg:desc>Blackscholes.G10:Blackscholes.G10</svg:desc>
                </draw:g>
              </table:table-cell>
              <table:table-cell office:value-type="string">
                <text:p>Scheme 2 Switches</text:p>
                <draw:g>
                  <svg:desc>Blackscholes.H10:Blackscholes.H10</svg:desc>
                </draw:g>
              </table:table-cell>
              <table:table-cell office:value-type="string">
                <text:p>Scheme 3 Switches</text:p>
                <draw:g>
                  <svg:desc>Blackscholes.I10:Blackscholes.I10</svg:desc>
                </draw:g>
              </table:table-cell>
              <table:table-cell office:value-type="string">
                <text:p>Scheme 1 Cycles</text:p>
                <draw:g>
                  <svg:desc>Blackscholes.G1:Blackscholes.G1</svg:desc>
                </draw:g>
              </table:table-cell>
              <table:table-cell office:value-type="string">
                <text:p>Scheme 2 Cycles</text:p>
                <draw:g>
                  <svg:desc>Blackscholes.H1:Blackscholes.H1</svg:desc>
                </draw:g>
              </table:table-cell>
              <table:table-cell office:value-type="string">
                <text:p>Scheme 3 Cycles</text:p>
                <draw:g>
                  <svg:desc>Blackscholes.I1:Blackscholes.I1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Blackscholes.F2:Blackscholes.F8</svg:desc>
                </draw:g>
              </table:table-cell>
              <table:table-cell office:value-type="float" office:value="148">
                <text:p>148</text:p>
                <draw:g>
                  <svg:desc>Blackscholes.G11:Blackscholes.G17</svg:desc>
                </draw:g>
              </table:table-cell>
              <table:table-cell office:value-type="float" office:value="149">
                <text:p>149</text:p>
                <draw:g>
                  <svg:desc>Blackscholes.H11:Blackscholes.H17</svg:desc>
                </draw:g>
              </table:table-cell>
              <table:table-cell office:value-type="float" office:value="148">
                <text:p>148</text:p>
                <draw:g>
                  <svg:desc>Blackscholes.I11:Blackscholes.I17</svg:desc>
                </draw:g>
              </table:table-cell>
              <table:table-cell office:value-type="float" office:value="0.824692464377634">
                <text:p>0.824692464377634</text:p>
                <draw:g>
                  <svg:desc>Blackscholes.G2:Blackscholes.G8</svg:desc>
                </draw:g>
              </table:table-cell>
              <table:table-cell office:value-type="float" office:value="0.887667555341761">
                <text:p>0.887667555341761</text:p>
                <draw:g>
                  <svg:desc>Blackscholes.H2:Blackscholes.H8</svg:desc>
                </draw:g>
              </table:table-cell>
              <table:table-cell office:value-type="float" office:value="0.892000118951244">
                <text:p>0.892000118951244</text:p>
                <draw:g>
                  <svg:desc>Blackscholes.I2:Blackscholes.I8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22512735152177">
                <text:p>0.722512735152177</text:p>
              </table:table-cell>
              <table:table-cell office:value-type="float" office:value="0.738005873086871">
                <text:p>0.738005873086871</text:p>
              </table:table-cell>
              <table:table-cell office:value-type="float" office:value="0.780110427567805">
                <text:p>0.780110427567805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720746169643485">
                <text:p>0.720746169643485</text:p>
              </table:table-cell>
              <table:table-cell office:value-type="float" office:value="0.737218911189728">
                <text:p>0.737218911189728</text:p>
              </table:table-cell>
              <table:table-cell office:value-type="float" office:value="0.778574439104332">
                <text:p>0.77857443910433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31481693848276">
                <text:p>0.731481693848276</text:p>
              </table:table-cell>
              <table:table-cell office:value-type="float" office:value="0.82528155210095">
                <text:p>0.82528155210095</text:p>
              </table:table-cell>
              <table:table-cell office:value-type="float" office:value="0.80397436687895">
                <text:p>0.8039743668789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31481693848276">
                <text:p>0.731481693848276</text:p>
              </table:table-cell>
              <table:table-cell office:value-type="float" office:value="0.82528155210095">
                <text:p>0.82528155210095</text:p>
              </table:table-cell>
              <table:table-cell office:value-type="float" office:value="0.80397436687895">
                <text:p>0.8039743668789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34291524558156">
                <text:p>0.734291524558156</text:p>
              </table:table-cell>
              <table:table-cell office:value-type="float" office:value="0.827781359590047">
                <text:p>0.827781359590047</text:p>
              </table:table-cell>
              <table:table-cell office:value-type="float" office:value="0.802577300213144">
                <text:p>0.8025773002131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7785499337527">
                <text:p>0.737785499337527</text:p>
              </table:table-cell>
              <table:table-cell office:value-type="float" office:value="0.824145149122041">
                <text:p>0.824145149122041</text:p>
              </table:table-cell>
              <table:table-cell office:value-type="float" office:value="0.802577300213144">
                <text:p>0.8025773002131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8cm" xlink:href="." xlink:type="simple" chart:class="chart:bar" chart:style-name="ch1">
        <chart:legend chart:legend-position="bottom" svg:x="1.697cm" svg:y="8.069cm" style:legend-expansion="wide" chart:style-name="ch2"/>
        <chart:plot-area chart:style-name="ch3" chart:data-source-has-labels="both" svg:x="0.32cm" svg:y="0.18cm" svg:width="15.364cm" svg:height="7.525cm">
          <chartooo:coordinate-region svg:x="1.232cm" svg:y="0.341cm" svg:width="13.644cm" svg:height="6.79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ocal-table.$B$2:.$B$6" chart:label-cell-address="local-table.$B$1" chart:class="chart:bar">
            <chart:data-point chart:repeated="5"/>
          </chart:series>
          <chart:series chart:attached-axis="secondary-y" chart:style-name="ch9" chart:values-cell-range-address="local-table.$C$2:.$C$6" chart:label-cell-address="local-table.$C$1" chart:class="chart:bar">
            <chart:data-point chart:repeated="5"/>
          </chart:series>
          <chart:series chart:attached-axis="secondary-y" chart:style-name="ch10" chart:values-cell-range-address="local-table.$D$2:.$D$6" chart:label-cell-address="local-table.$D$1" chart:class="chart:bar">
            <chart:data-point chart:repeated="5"/>
          </chart:series>
          <chart:series chart:attached-axis="primary-y" chart:style-name="ch11" chart:values-cell-range-address="local-table.$E$2:.$E$6" chart:label-cell-address="local-table.$E$1" chart:class="chart:line">
            <chart:data-point chart:repeated="5"/>
          </chart:series>
          <chart:series chart:attached-axis="primary-y" chart:style-name="ch12" chart:values-cell-range-address="local-table.$F$2:.$F$6" chart:label-cell-address="local-table.$F$1" chart:class="chart:line">
            <chart:data-point chart:repeated="5"/>
          </chart:series>
          <chart:series chart:attached-axis="primary-y" chart:style-name="ch13" chart:values-cell-range-address="local-table.$G$2:.$G$6" chart:label-cell-address="local-table.$G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e 1 Switches</text:p>
              </table:table-cell>
              <table:table-cell office:value-type="string">
                <text:p>Scheme 2 Switches</text:p>
              </table:table-cell>
              <table:table-cell office:value-type="string">
                <text:p>Scheme 3 Switches</text:p>
              </table:table-cell>
              <table:table-cell office:value-type="string">
                <text:p>Scheme 1 Cycles</text:p>
              </table:table-cell>
              <table:table-cell office:value-type="string">
                <text:p>Scheme 2 Cycles</text:p>
              </table:table-cell>
              <table:table-cell office:value-type="string">
                <text:p>Scheme 3 Cycles</text:p>
              </table:table-cell>
            </table:table-row>
          </table:table-header-rows>
          <table:table-rows>
            <table:table-row>
              <table:table-cell office:value-type="string">
                <text:p>.05</text:p>
              </table:table-cell>
              <table:table-cell office:value-type="float" office:value="147.625">
                <text:p>147.625</text:p>
              </table:table-cell>
              <table:table-cell office:value-type="float" office:value="150.875">
                <text:p>150.875</text:p>
              </table:table-cell>
              <table:table-cell office:value-type="float" office:value="128.625">
                <text:p>128.625</text:p>
              </table:table-cell>
              <table:table-cell office:value-type="float" office:value="0.878883682893045">
                <text:p>0.878883682893045</text:p>
              </table:table-cell>
              <table:table-cell office:value-type="float" office:value="0.885756018298783">
                <text:p>0.885756018298783</text:p>
              </table:table-cell>
              <table:table-cell office:value-type="float" office:value="0.808357381851493">
                <text:p>0.808357381851493</text:p>
              </table:table-cell>
            </table:table-row>
            <table:table-row>
              <table:table-cell office:value-type="string">
                <text:p>.1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731430865497578">
                <text:p>0.731430865497578</text:p>
              </table:table-cell>
              <table:table-cell office:value-type="float" office:value="0.821171995970504">
                <text:p>0.821171995970504</text:p>
              </table:table-cell>
              <table:table-cell office:value-type="float" office:value="0.795014951478612">
                <text:p>0.795014951478612</text:p>
              </table:table-cell>
            </table:table-row>
            <table:table-row>
              <table:table-cell office:value-type="string">
                <text:p>.25</text:p>
              </table:table-cell>
              <table:table-cell office:value-type="float" office:value="8.5">
                <text:p>8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0.731430865497578">
                <text:p>0.731430865497578</text:p>
              </table:table-cell>
              <table:table-cell office:value-type="float" office:value="0.821171995970504">
                <text:p>0.821171995970504</text:p>
              </table:table-cell>
              <table:table-cell office:value-type="float" office:value="0.795014951478612">
                <text:p>0.795014951478612</text:p>
              </table:table-cell>
            </table:table-row>
            <table:table-row>
              <table:table-cell office:value-type="string">
                <text:p>.5</text:p>
              </table:table-cell>
              <table:table-cell office:value-type="float" office:value="8.5">
                <text:p>8.5</text:p>
              </table:table-cell>
              <table:table-cell office:value-type="float" office:value="10.625">
                <text:p>10.625</text:p>
              </table:table-cell>
              <table:table-cell office:value-type="float" office:value="8.75">
                <text:p>8.75</text:p>
              </table:table-cell>
              <table:table-cell office:value-type="float" office:value="0.732214071133337">
                <text:p>0.732214071133337</text:p>
              </table:table-cell>
              <table:table-cell office:value-type="float" office:value="0.822480250349052">
                <text:p>0.822480250349052</text:p>
              </table:table-cell>
              <table:table-cell office:value-type="float" office:value="0.792526440108985">
                <text:p>0.79252644010898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1857840566454">
                <text:p>0.731857840566454</text:p>
              </table:table-cell>
              <table:table-cell office:value-type="float" office:value="0.822021275933309">
                <text:p>0.822021275933309</text:p>
              </table:table-cell>
              <table:table-cell office:value-type="float" office:value="0.797909681584013">
                <text:p>0.7979096815840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8cm" xlink:href="." xlink:type="simple" chart:class="chart:bar" chart:style-name="ch1">
        <chart:legend chart:legend-position="bottom" svg:x="1.697cm" svg:y="8.069cm" style:legend-expansion="wide" chart:style-name="ch2"/>
        <chart:plot-area chart:style-name="ch3" chart:data-source-has-labels="both" svg:x="0.32cm" svg:y="0.18cm" svg:width="15.364cm" svg:height="7.525cm">
          <chartooo:coordinate-region svg:x="1.232cm" svg:y="0.341cm" svg:width="13.644cm" svg:height="6.79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local-table.$B$2:.$B$6" chart:label-cell-address="local-table.$B$1" chart:class="chart:bar">
            <chart:data-point chart:repeated="5"/>
          </chart:series>
          <chart:series chart:attached-axis="secondary-y" chart:style-name="ch9" chart:values-cell-range-address="local-table.$C$2:.$C$6" chart:label-cell-address="local-table.$C$1" chart:class="chart:bar">
            <chart:data-point chart:repeated="5"/>
          </chart:series>
          <chart:series chart:attached-axis="secondary-y" chart:style-name="ch10" chart:values-cell-range-address="local-table.$D$2:.$D$6" chart:label-cell-address="local-table.$D$1" chart:class="chart:bar">
            <chart:data-point chart:repeated="5"/>
          </chart:series>
          <chart:series chart:attached-axis="primary-y" chart:style-name="ch11" chart:values-cell-range-address="local-table.$E$2:.$E$6" chart:label-cell-address="local-table.$E$1" chart:class="chart:line">
            <chart:data-point chart:repeated="5"/>
          </chart:series>
          <chart:series chart:attached-axis="primary-y" chart:style-name="ch12" chart:values-cell-range-address="local-table.$F$2:.$F$6" chart:label-cell-address="local-table.$F$1" chart:class="chart:line">
            <chart:data-point chart:repeated="5"/>
          </chart:series>
          <chart:series chart:attached-axis="primary-y" chart:style-name="ch13" chart:values-cell-range-address="local-table.$G$2:.$G$6" chart:label-cell-address="local-table.$G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me 1 Switches</text:p>
              </table:table-cell>
              <table:table-cell office:value-type="string">
                <text:p>Scheme 2 Switches</text:p>
              </table:table-cell>
              <table:table-cell office:value-type="string">
                <text:p>Scheme 3 Switches</text:p>
              </table:table-cell>
              <table:table-cell office:value-type="string">
                <text:p>Scheme 1 Cycles</text:p>
              </table:table-cell>
              <table:table-cell office:value-type="string">
                <text:p>Scheme 2 Cycles</text:p>
              </table:table-cell>
              <table:table-cell office:value-type="string">
                <text:p>Scheme 3 Cycles</text:p>
              </table:table-cell>
            </table:table-row>
          </table:table-header-rows>
          <table:table-rows>
            <table:table-row>
              <table:table-cell office:value-type="string">
                <text:p>.05</text:p>
              </table:table-cell>
              <table:table-cell office:value-type="float" office:value="147.625">
                <text:p>147.625</text:p>
              </table:table-cell>
              <table:table-cell office:value-type="float" office:value="150.875">
                <text:p>150.875</text:p>
              </table:table-cell>
              <table:table-cell office:value-type="float" office:value="128.625">
                <text:p>128.625</text:p>
              </table:table-cell>
              <table:table-cell office:value-type="float" office:value="0.878883682893045">
                <text:p>0.878883682893045</text:p>
              </table:table-cell>
              <table:table-cell office:value-type="float" office:value="0.885756018298783">
                <text:p>0.885756018298783</text:p>
              </table:table-cell>
              <table:table-cell office:value-type="float" office:value="0.808357381851493">
                <text:p>0.808357381851493</text:p>
              </table:table-cell>
            </table:table-row>
            <table:table-row>
              <table:table-cell office:value-type="string">
                <text:p>.1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731430865497578">
                <text:p>0.731430865497578</text:p>
              </table:table-cell>
              <table:table-cell office:value-type="float" office:value="0.821171995970504">
                <text:p>0.821171995970504</text:p>
              </table:table-cell>
              <table:table-cell office:value-type="float" office:value="0.795014951478612">
                <text:p>0.795014951478612</text:p>
              </table:table-cell>
            </table:table-row>
            <table:table-row>
              <table:table-cell office:value-type="string">
                <text:p>.25</text:p>
              </table:table-cell>
              <table:table-cell office:value-type="float" office:value="8.5">
                <text:p>8.5</text:p>
              </table:table-cell>
              <table:table-cell office:value-type="float" office:value="11.25">
                <text:p>11.25</text:p>
              </table:table-cell>
              <table:table-cell office:value-type="float" office:value="8.75">
                <text:p>8.75</text:p>
              </table:table-cell>
              <table:table-cell office:value-type="float" office:value="0.731430865497578">
                <text:p>0.731430865497578</text:p>
              </table:table-cell>
              <table:table-cell office:value-type="float" office:value="0.821171995970504">
                <text:p>0.821171995970504</text:p>
              </table:table-cell>
              <table:table-cell office:value-type="float" office:value="0.795014951478612">
                <text:p>0.795014951478612</text:p>
              </table:table-cell>
            </table:table-row>
            <table:table-row>
              <table:table-cell office:value-type="string">
                <text:p>.5</text:p>
              </table:table-cell>
              <table:table-cell office:value-type="float" office:value="8.5">
                <text:p>8.5</text:p>
              </table:table-cell>
              <table:table-cell office:value-type="float" office:value="10.625">
                <text:p>10.625</text:p>
              </table:table-cell>
              <table:table-cell office:value-type="float" office:value="8.75">
                <text:p>8.75</text:p>
              </table:table-cell>
              <table:table-cell office:value-type="float" office:value="0.732214071133337">
                <text:p>0.732214071133337</text:p>
              </table:table-cell>
              <table:table-cell office:value-type="float" office:value="0.822480250349052">
                <text:p>0.822480250349052</text:p>
              </table:table-cell>
              <table:table-cell office:value-type="float" office:value="0.792526440108985">
                <text:p>0.79252644010898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1857840566454">
                <text:p>0.731857840566454</text:p>
              </table:table-cell>
              <table:table-cell office:value-type="float" office:value="0.822021275933309">
                <text:p>0.822021275933309</text:p>
              </table:table-cell>
              <table:table-cell office:value-type="float" office:value="0.797909681584013">
                <text:p>0.7979096815840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